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DejaVu Sans Mono" svg:font-family="'DejaVu Sans Mono'" style:font-family-generic="modern" style:font-pitch="fixed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GqdfpyHkgxthGwhhqsUtopiaStd-Regular" svg:font-family="GqdfpyHkgxthGwhhqsUtopiaStd-Regular" style:font-family-generic="roman" style:font-pitch="variable"/>
    <style:font-face style:name="Lato" svg:font-family="Lato" style:font-pitch="variable"/>
    <style:font-face style:name="Lato Light" svg:font-family="'Lato Light'" style:font-family-generic="swiss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7.2743in" fo:margin-left="0in" table:align="left"/>
    </style:style>
    <style:style style:name="Table1.A" style:family="table-column">
      <style:table-column-properties style:column-width="4.375in"/>
    </style:style>
    <style:style style:name="Table1.B" style:family="table-column">
      <style:table-column-properties style:column-width="2.8993in"/>
    </style:style>
    <style:style style:name="Table1.A1" style:family="table-cell">
      <style:table-cell-properties style:writing-mode="page"/>
    </style:style>
    <style:style style:name="Table2" style:family="table">
      <style:table-properties style:width="7.2743in" fo:margin-left="0in" table:align="left"/>
    </style:style>
    <style:style style:name="Table2.A" style:family="table-column">
      <style:table-column-properties style:column-width="4.566in"/>
    </style:style>
    <style:style style:name="Table2.B" style:family="table-column">
      <style:table-column-properties style:column-width="2.7083in"/>
    </style:style>
    <style:style style:name="Table2.A1" style:family="table-cell">
      <style:table-cell-properties style:writing-mode="page"/>
    </style:style>
    <style:style style:name="P1" style:family="paragraph" style:parent-style-name="Heading_20_1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2112c" fo:background-color="transparent" style:font-size-asian="14pt" style:font-weight-asian="bold" style:font-size-complex="14pt" style:font-weight-complex="bold" loext:padding="0in" loext:border="none"/>
    </style:style>
    <style:style style:name="P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4" style:family="paragraph" style:parent-style-name="Standard">
      <style:paragraph-properties fo:margin-left="0in" fo:margin-right="0in" fo:margin-top="0in" fo:margin-bottom="0.0783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5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 loext:padding="0in" loext:border="none"/>
    </style:style>
    <style:style style:name="P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size-asian="14pt" style:font-weight-asian="bold" style:font-size-complex="14pt" style:font-weight-complex="bold"/>
    </style:style>
    <style:style style:name="P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005e96b" fo:background-color="transparent" style:font-name-asian="Noto Serif CJK SC" style:font-size-asian="14pt" style:font-weight-asian="bold" style:font-name-complex="Lohit Devanagari" style:font-size-complex="14pt" style:font-weight-complex="bold" loext:padding="0in" loext:border="none"/>
    </style:style>
    <style:style style:name="P9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415175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P10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officeooo:paragraph-rsid="013da351" fo:background-color="transparent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P1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12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2112c" fo:background-color="transparent" style:font-size-asian="11pt" style:font-weight-asian="normal" style:font-size-complex="11pt" style:font-weight-complex="normal" loext:padding="0in" loext:border="none"/>
    </style:style>
    <style:style style:name="P1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4d0d7" fo:background-color="transparent" style:font-size-asian="11pt" style:font-weight-asian="normal" style:font-size-complex="11pt" style:font-weight-complex="normal" loext:padding="0in" loext:border="none"/>
    </style:style>
    <style:style style:name="P14" style:family="paragraph" style:parent-style-name="Standard">
      <style:paragraph-properties fo:margin-left="0in" fo:margin-right="0in" fo:margin-top="0in" fo:margin-bottom="0.1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8eae1" fo:background-color="transparent" style:font-size-asian="11pt" style:font-weight-asian="normal" style:font-size-complex="11pt" style:font-weight-complex="normal" loext:padding="0in" loext:border="none"/>
    </style:style>
    <style:style style:name="P15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712aee" fo:background-color="transparent" style:font-size-asian="11pt" style:font-weight-asian="normal" style:font-size-complex="11pt" style:font-weight-complex="normal" loext:padding="0in" loext:border="none"/>
    </style:style>
    <style:style style:name="P1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6cf93" fo:background-color="transparent" style:font-size-asian="11pt" style:font-weight-asian="normal" style:font-size-complex="11pt" style:font-weight-complex="normal" loext:padding="0in" loext:border="none"/>
    </style:style>
    <style:style style:name="P17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8" style:family="paragraph" style:parent-style-name="Standard">
      <style:paragraph-properties fo:margin-left="0in" fo:margin-right="0in" fo:margin-top="0in" fo:margin-bottom="0.2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size-asian="11pt" style:font-weight-asian="normal" style:font-size-complex="11pt" style:font-weight-complex="normal" loext:padding="0in" loext:border="none"/>
    </style:style>
    <style:style style:name="P1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0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005e96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2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9d8e1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3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2ac9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4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bbd8b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5" style:family="paragraph" style:parent-style-name="Standard">
      <style:paragraph-properties style:line-height-at-least="0.198in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77ff51" fo:background-color="transparent" style:font-name-asian="Noto Serif CJK SC" style:font-size-asian="11pt" style:font-weight-asian="normal" style:font-name-complex="Lohit Devanagari" style:font-size-complex="11pt" style:font-weight-complex="normal" loext:padding="0in" loext:border="none"/>
    </style:style>
    <style:style style:name="P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27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e9f96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28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29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26b7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0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4218e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1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ad6a3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2" style:family="paragraph" style:parent-style-name="Standard">
      <style:paragraph-properties fo:margin-left="0in" fo:margin-right="0in" fo:margin-top="0in" fo:margin-bottom="0.1799in" style:contextual-spacing="false" fo:text-align="start" style:justify-single-word="false" fo:text-indent="0in" style:auto-text-indent="false">
        <style:tab-stops>
          <style:tab-stop style:position="2.9925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fe178" fo:background-color="transparent" style:font-name-asian="Noto Serif CJK SC" style:font-size-asian="11pt" style:language-asian="zxx" style:country-asian="none" style:font-style-asian="italic" style:font-weight-asian="normal" style:font-name-complex="Lohit Devanagari" style:font-size-complex="11pt" style:language-complex="zxx" style:country-complex="none" style:font-style-complex="italic" style:font-weight-complex="normal" loext:padding="0in" loext:border="none"/>
    </style:style>
    <style:style style:name="P3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4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3da35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6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7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8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3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0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ec84d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2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4d9092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3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9cd1c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4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ef15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5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59cd1c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6" style:family="paragraph" style:parent-style-name="Standard">
      <style:paragraph-properties style:line-height-at-least="0.198in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7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80b3e9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49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4.6354in"/>
        </style:tab-stops>
      </style:paragraph-properties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0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officeooo:paragraph-rsid="015fb79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1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officeooo:paragraph-rsid="012986e1" style:font-size-asian="11pt" style:font-weight-asian="normal" style:font-size-complex="11pt" style:font-weight-complex="normal" loext:padding="0in" loext:border="none"/>
    </style:style>
    <style:style style:name="P5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P5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68d9c6" officeooo:paragraph-rsid="0168d9c6" fo:background-color="transparent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P55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a828e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6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c0593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7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f74e8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8" style:family="paragraph" style:parent-style-name="Standard">
      <style:paragraph-properties fo:margin-top="0in" fo:margin-bottom="0.1201in" style:contextual-spacing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663eb5" officeooo:paragraph-rsid="01663eb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59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986e1" fo:background-color="transparent" style:font-size-asian="11pt" style:font-weight-asian="normal" style:font-size-complex="11pt" style:font-weight-complex="normal" loext:padding="0in" loext:border="none"/>
    </style:style>
    <style:style style:name="P60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in" loext:border="none"/>
    </style:style>
    <style:style style:name="P61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officeooo:paragraph-rsid="012b8be6" fo:background-color="transparent" style:font-size-asian="11pt" style:font-weight-asian="normal" style:font-size-complex="11pt" style:font-weight-complex="normal" loext:padding="0in" loext:border="none"/>
    </style:style>
    <style:style style:name="P6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normal" fo:font-style="normal" fo:font-weight="normal" officeooo:paragraph-rsid="0132112c"/>
    </style:style>
    <style:style style:name="P63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style:use-window-font-color="true" loext:opacity="0%" style:font-name="Lato" fo:font-size="11pt" fo:letter-spacing="-0.0016in" fo:language="en" fo:country="GB" fo:font-style="normal" style:text-underline-style="none" fo:font-weight="normal" officeooo:rsid="012986e1" officeooo:paragraph-rsid="01415175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6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0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6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6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c2a59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7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8" style:family="paragraph" style:parent-style-name="Standard">
      <style:paragraph-properties fo:margin-left="0in" fo:margin-right="0in" fo:margin-top="0in" fo:margin-bottom="0.1575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415175" fo:background-color="transparent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P69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style:use-window-font-color="true" loext:opacity="0%" style:font-name="Lato" fo:font-size="10.5pt" fo:letter-spacing="normal" fo:language="en" fo:country="GB" fo:font-style="normal" style:text-underline-style="none" fo:font-weight="normal" officeooo:rsid="012986e1" officeooo:paragraph-rsid="012dd28e" fo:background-color="transparent" style:font-size-asian="10.5pt" style:font-weight-asian="normal" style:font-size-complex="10.5pt" style:font-weight-complex="normal" loext:padding="0in" loext:border="none"/>
    </style:style>
    <style:style style:name="P70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style:use-window-font-color="true" loext:opacity="0%" style:font-name="DejaVu Sans Mono" fo:font-size="10pt" fo:letter-spacing="normal" fo:language="en" fo:country="GB" fo:font-style="normal" style:text-underline-style="none" fo:font-weight="normal" officeooo:rsid="012986e1" officeooo:paragraph-rsid="014fe17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1" style:family="paragraph" style:parent-style-name="Heading_20_3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3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4" style:family="paragraph" style:parent-style-name="Standard">
      <style:paragraph-properties fo:margin-left="0in" fo:margin-right="0in" fo:margin-top="0in" fo:margin-bottom="0.1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5" style:family="paragraph" style:parent-style-name="Standard">
      <style:paragraph-properties fo:margin-left="0in" fo:margin-right="0in" fo:margin-top="0in" fo:margin-bottom="0.2402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6f74e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7" style:family="paragraph" style:parent-style-name="Standard">
      <style:paragraph-properties fo:margin-left="0in" fo:margin-right="0in" fo:margin-top="0in" fo:margin-bottom="0.1598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1118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8" style:family="paragraph" style:parent-style-name="Standard">
      <style:paragraph-properties fo:margin-left="0in" fo:margin-right="0in" fo:margin-top="0in" fo:margin-bottom="0.320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79" style:family="paragraph" style:parent-style-name="Standard">
      <style:paragraph-properties fo:margin-left="0in" fo:margin-right="0in" fo:margin-top="0in" fo:margin-bottom="0.1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1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890ba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415175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8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34d0d7" fo:background-color="transparent" style:font-size-asian="10pt" style:font-weight-asian="normal" style:font-size-complex="10pt" style:font-weight-complex="normal" loext:padding="0in" loext:border="none"/>
    </style:style>
    <style:style style:name="P8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85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86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87" style:family="paragraph" style:parent-style-name="Standard">
      <style:paragraph-properties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b8be6" fo:background-color="transparent" style:font-size-asian="10pt" style:font-weight-asian="normal" style:font-size-complex="10pt" style:font-weight-complex="normal" loext:padding="0in" loext:border="none"/>
    </style:style>
    <style:style style:name="P88" style:family="paragraph" style:parent-style-name="Standard">
      <style:paragraph-properties fo:margin-top="0in" fo:margin-bottom="0.1181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89" style:family="paragraph" style:parent-style-name="Standard">
      <style:paragraph-properties fo:margin-left="0in" fo:margin-right="0in" fo:margin-top="0in" fo:margin-bottom="0.1575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2dd28e" fo:background-color="transparent" style:font-size-asian="10pt" style:font-weight-asian="normal" style:font-size-complex="10pt" style:font-weight-complex="normal" loext:padding="0in" loext:border="none"/>
    </style:style>
    <style:style style:name="P90" style:family="paragraph" style:parent-style-name="Standard">
      <style:paragraph-properties style:line-height-at-least="0.198in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91" style:family="paragraph" style:parent-style-name="Standard">
      <style:paragraph-properties style:line-height-at-least="0.198in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77ff51" fo:background-color="transparent" style:font-size-asian="10pt" style:font-weight-asian="normal" style:font-size-complex="10pt" style:font-weight-complex="normal" loext:padding="0in" loext:border="none"/>
    </style:style>
    <style:style style:name="P92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9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in" loext:border="none"/>
    </style:style>
    <style:style style:name="P94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333333" loext:opacity="100%" style:font-name="DejaVu Sans Mono" fo:font-size="10pt" fo:letter-spacing="-0.0181in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9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333333" loext:opacity="100%" style:font-name="Lato" fo:font-size="10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6" style:family="paragraph" style:parent-style-name="Standard">
      <style:paragraph-properties fo:margin-left="0in" fo:margin-right="0in" fo:margin-top="0in" fo:margin-bottom="0.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officeooo:paragraph-rsid="0154898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7" style:family="paragraph" style:parent-style-name="Standard">
      <style:paragraph-properties fo:margin-top="0in" fo:margin-bottom="0.0783in" style:contextual-spacing="false" style:line-height-at-least="0.2083in"/>
      <style:text-properties fo:font-variant="normal" fo:text-transform="none" fo:color="#333333" loext:opacity="100%" style:font-name="Consolas" fo:font-size="10pt" fo:letter-spacing="normal" fo:language="en" fo:country="US" fo:font-style="normal" style:text-underline-style="none" fo:font-weight="normal" officeooo:rsid="01415175" officeooo:paragraph-rsid="0152e29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98" style:family="paragraph" style:parent-style-name="Table_20_Contents">
      <style:text-properties fo:font-variant="normal" fo:text-transform="none" fo:color="#333333" loext:opacity="100%" style:font-name="Consolas1" fo:font-size="9.5pt" fo:letter-spacing="-0.0138in" fo:language="en" fo:country="US" fo:font-style="normal" style:text-underline-style="none" fo:font-weight="normal" officeooo:rsid="0005e96b" fo:background-color="transparent" style:font-size-asian="9.5pt" style:font-weight-asian="normal" style:font-size-complex="9.5pt" style:font-weight-complex="normal" loext:padding="0in" loext:border="none"/>
    </style:style>
    <style:style style:name="P9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100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101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in" loext:border="none"/>
    </style:style>
    <style:style style:name="P102" style:family="paragraph" style:parent-style-name="Standard">
      <style:paragraph-properties fo:margin-left="0in" fo:margin-right="0in" fo:margin-top="0in" fo:margin-bottom="0.0598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36c86d" fo:background-color="transparent" style:font-size-asian="10pt" style:font-weight-asian="normal" style:font-size-complex="10pt" style:font-weight-complex="normal" loext:padding="0in" loext:border="none"/>
    </style:style>
    <style:style style:name="P103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04" style:family="paragraph" style:parent-style-name="Standard">
      <style:paragraph-properties fo:margin-left="0in" fo:margin-right="0in" fo:margin-top="0in" fo:margin-bottom="0.0783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05" style:family="paragraph" style:parent-style-name="Standard">
      <style:paragraph-properties fo:margin-left="0in" fo:margin-right="0in" fo:margin-top="0in" fo:margin-bottom="0.1181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06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07" style:family="paragraph" style:parent-style-name="Standard">
      <style:paragraph-properties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08" style:family="paragraph" style:parent-style-name="Standard">
      <style:paragraph-properties fo:margin-top="0in" fo:margin-bottom="0.1181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09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0" style:family="paragraph" style:parent-style-name="Standard">
      <style:paragraph-properties fo:margin-top="0in" fo:margin-bottom="0.0398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1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708097" fo:background-color="transparent" style:font-size-asian="10pt" style:font-weight-asian="normal" style:font-size-complex="10pt" style:font-weight-complex="normal" loext:padding="0in" loext:border="none"/>
    </style:style>
    <style:style style:name="P112" style:family="paragraph" style:parent-style-name="Standard">
      <style:paragraph-properties fo:margin-top="0in" fo:margin-bottom="0.1965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3" style:family="paragraph" style:parent-style-name="Standard">
      <style:paragraph-properties fo:margin-left="0in" fo:margin-right="0in" fo:margin-top="0in" fo:margin-bottom="0.0783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14" style:family="paragraph" style:parent-style-name="Standard">
      <style:paragraph-properties fo:margin-left="0in" fo:margin-right="0in" fo:margin-top="0in" fo:margin-bottom="0.2362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 loext:padding="0in" loext:border="none"/>
    </style:style>
    <style:style style:name="P115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16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17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8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19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20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21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22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23" style:family="paragraph" style:parent-style-name="Standard">
      <style:paragraph-properties fo:margin-left="0in" fo:margin-right="0in" fo:margin-top="0in" fo:margin-bottom="0.1575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officeooo:paragraph-rsid="01708097" fo:background-color="transparent" style:font-size-asian="10pt" style:font-weight-asian="normal" style:font-size-complex="10pt" style:font-weight-complex="normal" loext:padding="0in" loext:border="none"/>
    </style:style>
    <style:style style:name="P1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5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6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7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005e96b" fo:background-color="transparent" style:font-size-asian="10pt" style:font-weight-asian="normal" style:font-size-complex="10pt" style:font-weight-complex="normal" loext:padding="0in" loext:border="none"/>
    </style:style>
    <style:style style:name="P12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size-asian="10pt" style:font-weight-asian="normal" style:font-size-complex="10pt" style:font-weight-complex="normal" loext:padding="0in" loext:border="none"/>
    </style:style>
    <style:style style:name="P129" style:family="paragraph" style:parent-style-name="Standard">
      <style:paragraph-properties fo:margin-left="0in" fo:margin-right="0in" fo:margin-top="0in" fo:margin-bottom="0.0799in" style:contextual-spacing="false" style:line-height-at-least="0.198in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30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31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size-asian="10pt" style:font-weight-asian="normal" style:font-size-complex="10pt" style:font-weight-complex="normal" loext:padding="0in" loext:border="none"/>
    </style:style>
    <style:style style:name="P132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33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34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76e285" fo:background-color="transparent" style:font-size-asian="10pt" style:font-weight-asian="normal" style:font-size-complex="10pt" style:font-weight-complex="normal" loext:padding="0in" loext:border="none"/>
    </style:style>
    <style:style style:name="P135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76e285" fo:background-color="transparent" style:font-size-asian="10pt" style:font-weight-asian="normal" style:font-size-complex="10pt" style:font-weight-complex="normal" loext:padding="0in" loext:border="none"/>
    </style:style>
    <style:style style:name="P136" style:family="paragraph" style:parent-style-name="Standard">
      <style:paragraph-properties fo:margin-top="0in" fo:margin-bottom="0.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37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757119" officeooo:paragraph-rsid="01757119" fo:background-color="transparent" style:font-size-asian="10pt" style:font-weight-asian="normal" style:font-size-complex="10pt" style:font-weight-complex="normal" loext:padding="0in" loext:border="none"/>
    </style:style>
    <style:style style:name="P13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39" style:family="paragraph" style:parent-style-name="Standard">
      <style:paragraph-properties fo:margin-left="0in" fo:margin-right="0in" fo:margin-top="0in" fo:margin-bottom="0.0799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0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1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2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4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3da351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5" style:family="paragraph" style:parent-style-name="Standard">
      <style:paragraph-properties fo:margin-left="0in" fo:margin-right="0in" fo:margin-top="0in" fo:margin-bottom="0.0402in" style:contextual-spacing="false" fo:text-indent="0in" style:auto-text-indent="false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6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7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a6ca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8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9cd1c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49" style:family="paragraph" style:parent-style-name="Standard">
      <style:paragraph-properties fo:margin-left="0in" fo:margin-right="0in" fo:margin-top="0in" fo:margin-bottom="0.196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59cd1c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0" style:family="paragraph" style:parent-style-name="Standard">
      <style:paragraph-properties fo:margin-left="0in" fo:margin-right="0in" fo:margin-top="0in" fo:margin-bottom="0.0783in" style:contextual-spacing="false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1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2" style:family="paragraph" style:parent-style-name="Standard">
      <style:paragraph-properties fo:margin-left="0in" fo:margin-right="0in" fo:margin-top="0in" fo:margin-bottom="0.1181in" style:contextual-spacing="false" fo:line-height="115%" fo:text-indent="0in" style:auto-text-indent="false" style:writing-mode="lr-tb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3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4" style:family="paragraph" style:parent-style-name="Standard">
      <style:paragraph-properties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c2a5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5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6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44218e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7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8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59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0" style:family="paragraph" style:parent-style-name="Standard">
      <style:paragraph-properties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1" style:family="paragraph" style:parent-style-name="Standard">
      <style:paragraph-properties fo:margin-top="0in" fo:margin-bottom="0.1575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2" style:family="paragraph" style:parent-style-name="Standard">
      <style:paragraph-properties fo:margin-top="0in" fo:margin-bottom="0.1in" style:contextual-spacing="false" style:line-height-at-least="0.2083in"/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officeooo:paragraph-rsid="017bef0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3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0000ff" loext:opacity="100%" style:font-name="DejaVu Sans Mono" fo:font-size="10pt" fo:letter-spacing="normal" fo:language="en" fo:country="US" fo:font-style="normal" fo:text-shadow="none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16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5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6" style:family="paragraph" style:parent-style-name="Standard">
      <style:paragraph-properties fo:margin-left="0in" fo:margin-right="0in" fo:margin-top="0in" fo:margin-bottom="0.1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15175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7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8" style:family="paragraph" style:parent-style-name="Standard">
      <style:paragraph-properties fo:margin-left="0in" fo:margin-right="0in" fo:margin-top="0in" fo:margin-bottom="0.1201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6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0" style:family="paragraph" style:parent-style-name="Standard">
      <style:paragraph-properties fo:margin-left="0in" fo:margin-right="0in" fo:margin-top="0in" fo:margin-bottom="0.0598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48dea4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1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2" style:family="paragraph" style:parent-style-name="Standard">
      <style:paragraph-properties style:line-height-at-least="0.198in">
        <style:tab-stops>
          <style:tab-stop style:position="0.2602in"/>
          <style:tab-stop style:position="0.5382in"/>
        </style:tab-stops>
      </style:paragraph-properties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3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6dd73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4" style:family="paragraph" style:parent-style-name="Standard">
      <style:paragraph-properties fo:margin-top="0in" fo:margin-bottom="0.0402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5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6" style:family="paragraph" style:parent-style-name="Standard">
      <style:paragraph-properties fo:margin-top="0in" fo:margin-bottom="0.0799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7" style:family="paragraph" style:parent-style-name="Standard">
      <style:paragraph-properties fo:margin-top="0in" fo:margin-bottom="0.1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8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79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0" style:family="paragraph" style:parent-style-name="Standard">
      <style:paragraph-properties fo:margin-top="0in" fo:margin-bottom="0.1201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1" style:family="paragraph" style:parent-style-name="Standard">
      <style:paragraph-properties fo:margin-top="0in" fo:margin-bottom="0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2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3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58a6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858a6f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86" style:family="paragraph" style:parent-style-name="Table_20_Contents"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size-asian="10pt" style:font-weight-asian="normal" style:font-size-complex="10pt" style:font-weight-complex="normal" loext:padding="0in" loext:border="none"/>
    </style:style>
    <style:style style:name="P187" style:family="paragraph" style:parent-style-name="Table_20_Contents">
      <style:text-properties fo:font-variant="normal" fo:text-transform="none" fo:color="#0000ff" loext:opacity="100%" style:font-name="Consolas1" fo:font-size="10pt" fo:letter-spacing="normal" fo:language="en" fo:country="US" fo:font-style="normal" style:text-underline-style="none" fo:font-weight="normal" officeooo:rsid="0136cf93" officeooo:paragraph-rsid="0176e285" fo:background-color="transparent" style:font-size-asian="10pt" style:font-weight-asian="normal" style:font-size-complex="10pt" style:font-weight-complex="normal" loext:padding="0in" loext:border="none"/>
    </style:style>
    <style:style style:name="P188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0000ff" loext:opacity="100%" style:font-name="Consolas1" fo:font-size="10pt" fo:letter-spacing="normal" fo:font-style="normal" fo:font-weight="normal" officeooo:paragraph-rsid="01415175"/>
    </style:style>
    <style:style style:name="P189" style:family="paragraph" style:parent-style-name="Standard">
      <style:paragraph-properties style:line-height-at-least="0.198in"/>
      <style:text-properties fo:font-variant="normal" fo:text-transform="none" fo:color="#0000ff" loext:opacity="100%" style:font-name="Consolas1" fo:font-size="10pt" fo:letter-spacing="-0.0055in" fo:language="en" fo:country="US" fo:font-style="normal" style:text-underline-style="none" fo:font-weight="normal" officeooo:rsid="0136cf93" officeooo:paragraph-rsid="0180b3e9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0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12986e1" officeooo:paragraph-rsid="0132112c" fo:background-color="transparent" style:font-size-asian="10pt" style:font-weight-asian="normal" style:font-size-complex="10pt" style:font-weight-complex="normal" loext:padding="0in" loext:border="none"/>
    </style:style>
    <style:style style:name="P19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813709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3" style:family="paragraph" style:parent-style-name="Standard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4" style:family="paragraph" style:parent-style-name="Standard">
      <style:paragraph-properties fo:margin-left="0in" fo:margin-right="0in" fo:margin-top="0in" fo:margin-bottom="0in" style:contextual-spacing="false" fo:text-indent="0in" style:auto-text-indent="false">
        <style:tab-stops>
          <style:tab-stop style:position="0.2256in"/>
        </style:tab-stops>
      </style:paragraph-properties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48dea4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5" style:family="paragraph" style:parent-style-name="Standard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6c5eca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6" style:family="paragraph" style:parent-style-name="Heading_20_2">
      <style:paragraph-properties fo:margin-left="0in" fo:margin-right="0in" fo:margin-top="0in" fo:margin-bottom="0.1598in" style:contextual-spacing="false" fo:text-indent="0in" style:auto-text-indent="false"/>
      <style:text-properties fo:font-variant="normal" fo:text-transform="none" fo:color="#c9211e" loext:opacity="100%" style:font-name="Lato" fo:font-size="11pt" fo:letter-spacing="normal" fo:language="en" fo:country="GB" fo:font-style="normal" style:text-underline-style="none" fo:font-weight="normal" officeooo:rsid="012986e1" officeooo:paragraph-rsid="016f74e8" fo:background-color="transparent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P197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8" style:family="paragraph" style:parent-style-name="Standard">
      <style:paragraph-properties style:line-height-at-least="0.198in">
        <style:tab-stops>
          <style:tab-stop style:position="0.4339in"/>
        </style:tab-stops>
      </style:paragraph-properties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6c05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199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6c05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0" style:family="paragraph" style:parent-style-name="Standard">
      <style:paragraph-properties fo:margin-top="0in" fo:margin-bottom="0.0598in" style:contextual-spacing="false"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1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804488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2" style:family="paragraph" style:parent-style-name="Standard">
      <style:paragraph-properties style:line-height-at-least="0.198in"/>
      <style:text-properties fo:font-variant="normal" fo:text-transform="none" fo:color="#c9211e" loext:opacity="100%" style:font-name="Consolas1" fo:font-size="10pt" fo:letter-spacing="normal" fo:language="en" fo:country="US" fo:font-style="normal" style:text-underline-style="none" fo:font-weight="normal" officeooo:rsid="0136cf93" officeooo:paragraph-rsid="01873a3b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font-variant="normal" fo:text-transform="none" fo:color="#c9211e" loext:opacity="100%" style:font-name="DejaVu Sans Mono" fo:font-size="10pt" fo:letter-spacing="normal" fo:language="en" fo:country="US" fo:font-style="normal" style:text-underline-style="none" fo:font-weight="normal" officeooo:rsid="0136cf93" officeooo:paragraph-rsid="013b2ac9" fo:background-color="transparent" style:font-size-asian="10pt" style:font-weight-asian="normal" style:font-size-complex="10pt" style:font-weight-complex="normal" loext:padding="0in" loext:border="none"/>
    </style:style>
    <style:style style:name="P204" style:family="paragraph" style:parent-style-name="Standard">
      <style:paragraph-properties fo:margin-left="0in" fo:margin-right="0in" fo:margin-top="0in" fo:margin-bottom="0in" style:contextual-spacing="false" fo:line-height="115%" fo:text-indent="0in" style:auto-text-indent="false" style:writing-mode="lr-tb">
        <style:tab-stops>
          <style:tab-stop style:position="2.9925in"/>
        </style:tab-stops>
      </style:paragraph-properties>
      <style:text-properties fo:font-variant="normal" fo:text-transform="none" fo:color="#0000bb" loext:opacity="100%" style:font-name="DejaVu Sans Mono" fo:font-size="10pt" fo:letter-spacing="normal" fo:language="en" fo:country="GB" fo:font-style="normal" style:text-underline-style="none" fo:font-weight="normal" officeooo:rsid="012986e1" officeooo:paragraph-rsid="014fe178" fo:background-color="#ffffff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5" style:family="paragraph" style:parent-style-name="Standard">
      <style:paragraph-properties fo:margin-left="0in" fo:margin-right="0in" fo:line-height="115%" fo:text-indent="0in" style:auto-text-indent="false" style:writing-mode="lr-tb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6" style:family="paragraph" style:parent-style-name="Standard">
      <style:paragraph-properties fo:margin-top="0in" fo:margin-bottom="0.0398in" style:contextual-spacing="false" fo:text-align="start" style:justify-single-word="false"/>
      <style:text-properties fo:font-variant="normal" fo:text-transform="none" fo:color="#1e6a39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07" style:family="paragraph" style:parent-style-name="Standard">
      <style:paragraph-properties style:line-height-at-least="0.198in"/>
      <style:text-properties fo:font-variant="normal" fo:text-transform="none" fo:color="#650953" loext:opacity="100%" style:font-name="DejaVu Sans Mono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08" style:family="paragraph" style:parent-style-name="Standard">
      <style:paragraph-properties fo:margin-top="0in" fo:margin-bottom="0.0783in" style:contextual-spacing="false" fo:text-align="start" style:justify-single-word="false"/>
      <style:text-properties fo:font-variant="normal" fo:text-transform="none" fo:color="#ff0000" loext:opacity="100%" style:font-name="DejaVu Sans Mono" fo:font-size="10pt" fo:letter-spacing="normal" fo:language="en" fo:country="US" fo:font-style="normal" style:text-underline-style="none" fo:font-weight="normal" officeooo:rsid="0005e96b" fo:background-color="transparent" style:font-size-asian="10pt" style:font-weight-asian="normal" style:font-size-complex="10pt" style:font-weight-complex="normal" loext:padding="0in" loext:border="none"/>
    </style:style>
    <style:style style:name="P209" style:family="paragraph" style:parent-style-name="Standard">
      <style:paragraph-properties style:line-height-at-least="0.198in"/>
      <style:text-properties fo:font-variant="normal" fo:text-transform="none" fo:color="#224b12" loext:opacity="100%" style:font-name="Consolas1" fo:font-size="10pt" fo:letter-spacing="normal" fo:language="en" fo:country="US" fo:font-style="normal" style:text-underline-style="none" fo:font-weight="normal" officeooo:rsid="0136cf93" fo:background-color="transparent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P210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0.5pt" fo:language="en" fo:country="GB" style:text-underline-style="none" fo:font-weight="normal" officeooo:rsid="012986e1" officeooo:paragraph-rsid="012dd28e" style:font-size-asian="10.5pt" style:font-weight-asian="normal" style:font-size-complex="10.5pt" style:font-weight-complex="normal"/>
    </style:style>
    <style:style style:name="P211" style:family="paragraph" style:parent-style-name="Standard">
      <style:paragraph-properties fo:margin-left="0in" fo:margin-right="0in" fo:margin-top="0in" fo:margin-bottom="0.2362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a00e0" style:font-size-asian="11pt" style:font-weight-asian="normal" style:font-size-complex="11pt" style:font-weight-complex="normal" loext:padding="0in" loext:border="none"/>
    </style:style>
    <style:style style:name="P212" style:family="paragraph" style:parent-style-name="Standard">
      <style:paragraph-properties fo:margin-top="0in" fo:margin-bottom="0.0984in" style:contextual-spacing="false" fo:text-align="start" style:justify-single-word="false"/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P21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214" style:family="paragraph" style:parent-style-name="Standard">
      <style:paragraph-properties fo:margin-left="0in" fo:margin-right="0in" fo:margin-top="0in" fo:margin-bottom="0.0984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005e96b" style:font-size-asian="11pt" style:font-weight-asian="normal" style:font-size-complex="11pt" style:font-weight-complex="normal" loext:padding="0in" loext:border="none"/>
    </style:style>
    <style:style style:name="P215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in" loext:border="none"/>
    </style:style>
    <style:style style:name="P216" style:family="paragraph" style:parent-style-name="Standard">
      <style:paragraph-properties fo:margin-left="0in" fo:margin-right="0in" fo:margin-top="0in" fo:margin-bottom="0.0398in" style:contextual-spacing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2986e1" officeooo:paragraph-rsid="012dd28e" style:font-size-asian="11pt" style:font-weight-asian="normal" style:font-size-complex="11pt" style:font-weight-complex="normal" loext:padding="0in" loext:border="none"/>
    </style:style>
    <style:style style:name="P217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normal" officeooo:rsid="0178261f" officeooo:paragraph-rsid="0178261f" style:font-size-asian="11pt" style:font-weight-asian="normal" style:font-size-complex="11pt" style:font-weight-complex="normal" loext:padding="0in" loext:border="none"/>
    </style:style>
    <style:style style:name="P218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style:use-window-font-color="true" loext:opacity="0%" style:font-name="Lato" fo:font-size="11pt" fo:language="en" fo:country="GB" style:text-underline-style="none" fo:font-weight="bold" officeooo:rsid="012986e1" officeooo:paragraph-rsid="01708097" style:font-size-asian="11pt" style:font-weight-asian="bold" style:font-size-complex="11pt" style:font-weight-complex="bold" loext:padding="0in" loext:border="none"/>
    </style:style>
    <style:style style:name="P219" style:family="paragraph" style:parent-style-name="Standard">
      <loext:graphic-properties draw:fill="solid" draw:fill-color="#333333" draw:opacity="100%"/>
      <style:paragraph-properties fo:margin-left="0in" fo:margin-right="0in" fo:margin-top="0in" fo:margin-bottom="0.0783in" style:contextual-spacing="false" fo:text-align="start" style:justify-single-word="false" fo:text-indent="0in" style:auto-text-indent="false" fo:background-color="#333333"/>
      <style:text-properties style:use-window-font-color="true" loext:opacity="0%" style:font-name="Lato" fo:font-size="11pt" fo:language="en" fo:country="GB" fo:text-shadow="none" style:text-underline-style="none" fo:font-weight="bold" officeooo:rsid="012986e1" officeooo:paragraph-rsid="0005e96b" style:font-size-asian="11pt" style:font-weight-asian="bold" style:font-size-complex="11pt" style:font-weight-complex="bold" loext:padding="0in" loext:border="none"/>
    </style:style>
    <style:style style:name="P220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style:use-window-font-color="true" loext:opacity="0%" style:font-name="Lato" fo:font-size="11pt" fo:language="en" fo:country="GB" style:text-underline-style="solid" style:text-underline-width="auto" style:text-underline-color="font-color" fo:font-weight="normal" officeooo:rsid="012986e1" officeooo:paragraph-rsid="012b8be6" style:font-size-asian="11pt" style:font-weight-asian="normal" style:font-size-complex="11pt" style:font-weight-complex="normal"/>
    </style:style>
    <style:style style:name="P22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2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1pt" fo:language="en" fo:country="GB" style:text-underline-style="none" fo:font-weight="normal" officeooo:rsid="0005e96b" officeooo:paragraph-rsid="0132112c" style:font-size-asian="11pt" style:font-weight-asian="normal" style:font-size-complex="11pt" style:font-weight-complex="normal"/>
    </style:style>
    <style:style style:name="P223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use-window-font-color="true" loext:opacity="0%" style:font-name="Lato Light" fo:font-size="10pt" fo:language="en" fo:country="GB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22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 loext:padding="0in" loext:border="none"/>
    </style:style>
    <style:style style:name="P225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26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ato" fo:font-size="11pt" fo:language="en" fo:country="GB" style:text-underline-style="none" fo:font-weight="normal" officeooo:rsid="01289a9d" officeooo:paragraph-rsid="0005e96b" style:font-size-asian="11pt" style:font-weight-asian="normal" style:font-size-complex="11pt" style:font-weight-complex="normal" loext:padding="0in" loext:border="none"/>
    </style:style>
    <style:style style:name="P227" style:family="paragraph" style:parent-style-name="Standard">
      <style:paragraph-properties fo:margin-left="0in" fo:margin-right="0in" fo:margin-top="0in" fo:margin-bottom="0.2756in" style:contextual-spacing="false" fo:text-align="start" style:justify-single-word="false" fo:text-indent="0in" style:auto-text-indent="false"/>
      <style:text-properties style:font-name="Lato" fo:font-size="11pt" fo:language="en" fo:country="GB" style:text-underline-style="none" fo:font-weight="normal" officeooo:paragraph-rsid="0005e96b" style:font-size-asian="11pt" style:font-weight-asian="normal" style:font-size-complex="11pt" style:font-weight-complex="normal"/>
    </style:style>
    <style:style style:name="P228" style:family="paragraph" style:parent-style-name="Standard">
      <style:paragraph-properties fo:margin-left="0in" fo:margin-right="0in" fo:margin-top="0in" fo:margin-bottom="0in" style:contextual-spacing="false" fo:text-align="start" style:justify-single-word="false" fo:text-indent="0in" style:auto-text-indent="false"/>
      <style:text-properties style:font-name="Lato" fo:font-size="11pt" fo:letter-spacing="normal" fo:language="en" fo:country="GB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29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005e96b" style:font-size-asian="10pt" style:font-weight-asian="normal" style:font-size-complex="10pt" style:font-weight-complex="normal"/>
    </style:style>
    <style:style style:name="P230" style:family="paragraph" style:parent-style-name="Standard">
      <style:paragraph-properties fo:margin-left="0in" fo:margin-right="0in" fo:margin-top="0in" fo:margin-bottom="0.1181in" style:contextual-spacing="false" fo:text-indent="0in" style:auto-text-indent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708097" style:font-size-asian="10pt" style:font-weight-asian="normal" style:font-size-complex="10pt" style:font-weight-complex="normal" loext:padding="0in" loext:border="none"/>
    </style:style>
    <style:style style:name="P231" style:family="paragraph" style:parent-style-name="Standard">
      <style:paragraph-properties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32" style:family="paragraph" style:parent-style-name="Standard">
      <style:paragraph-properties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233" style:family="paragraph" style:parent-style-name="Standard">
      <style:paragraph-properties fo:margin-top="0in" fo:margin-bottom="0.0783in" style:contextual-spacing="false" fo:text-align="start" style:justify-single-word="false"/>
      <style:text-properties fo:color="#0000ff" loext:opacity="100%" style:font-name="DejaVu Sans Mono" fo:font-size="10pt" fo:language="en" fo:country="US" style:text-underline-style="none" fo:font-weight="normal" officeooo:rsid="0005e96b" officeooo:paragraph-rsid="012986e1" fo:background-color="transparent" style:font-size-asian="10pt" style:font-weight-asian="normal" style:font-size-complex="10pt" style:font-weight-complex="normal"/>
    </style:style>
    <style:style style:name="P234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fo:color="#0000ff" loext:opacity="100%" style:font-name="Lato1" fo:font-size="11pt" fo:language="en" fo:country="US" style:text-underline-style="none" fo:font-weight="normal" officeooo:rsid="0005e96b" officeooo:paragraph-rsid="0005e96b" style:font-size-asian="11pt" style:font-weight-asian="normal" style:font-size-complex="11pt" style:font-weight-complex="normal"/>
    </style:style>
    <style:style style:name="P235" style:family="paragraph" style:parent-style-name="Standard">
      <style:paragraph-properties fo:margin-left="0in" fo:margin-right="0in" fo:margin-top="0in" fo:margin-bottom="0.0799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63240"/>
    </style:style>
    <style:style style:name="P236" style:family="paragraph" style:parent-style-name="Standard">
      <style:paragraph-properties fo:margin-left="0in" fo:margin-right="0in" fo:margin-top="0in" fo:margin-bottom="0.2799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ef155"/>
    </style:style>
    <style:style style:name="P237" style:family="paragraph" style:parent-style-name="Standard">
      <style:paragraph-properties fo:margin-left="0in" fo:margin-right="0in" fo:margin-top="0in" fo:margin-bottom="0.1201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ef155"/>
    </style:style>
    <style:style style:name="P238" style:family="paragraph" style:parent-style-name="Standard">
      <style:paragraph-properties fo:margin-left="0in" fo:margin-right="0in" fo:margin-top="0in" fo:margin-bottom="0.157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239" style:family="paragraph" style:parent-style-name="Standard">
      <style:paragraph-properties fo:margin-left="0in" fo:margin-right="0in" fo:margin-top="0in" fo:margin-bottom="0.2756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240" style:family="paragraph" style:parent-style-name="Standard">
      <style:paragraph-properties fo:margin-left="0in" fo:margin-right="0in" fo:margin-top="0in" fo:margin-bottom="0.1965in" style:contextual-spacing="false" fo:line-height="115%" fo:text-indent="0in" style:auto-text-indent="false" style:writing-mode="lr-tb">
        <style:tab-stops>
          <style:tab-stop style:position="2.8547in"/>
        </style:tab-stops>
      </style:paragraph-properties>
      <style:text-properties officeooo:paragraph-rsid="0159cd1c"/>
    </style:style>
    <style:style style:name="P241" style:family="paragraph" style:parent-style-name="Standard">
      <style:paragraph-properties fo:margin-left="0in" fo:margin-right="0in" fo:margin-top="0in" fo:margin-bottom="0.1in" style:contextual-spacing="false" fo:orphans="2" fo:widows="2" fo:text-indent="0in" style:auto-text-indent="false"/>
    </style:style>
    <style:style style:name="P242" style:family="paragraph" style:parent-style-name="Standard">
      <style:paragraph-properties fo:margin-left="0in" fo:margin-right="0in" fo:margin-top="0in" fo:margin-bottom="0.2756in" style:contextual-spacing="false" fo:text-indent="0in" style:auto-text-indent="false"/>
      <style:text-properties officeooo:paragraph-rsid="012986e1"/>
    </style:style>
    <style:style style:name="P243" style:family="paragraph" style:parent-style-name="Standard">
      <style:paragraph-properties fo:margin-left="0in" fo:margin-right="0in" fo:margin-top="0in" fo:margin-bottom="0.1402in" style:contextual-spacing="false" fo:text-indent="0in" style:auto-text-indent="false"/>
      <style:text-properties style:font-name="Chilanka" fo:font-size="22pt" fo:language="en" fo:country="GB" style:text-underline-style="solid" style:text-underline-width="auto" style:text-underline-color="font-color" fo:font-weight="bold" officeooo:paragraph-rsid="0005e96b" style:font-size-asian="22pt" style:font-weight-asian="bold" style:font-size-complex="22pt" style:font-weight-complex="bold"/>
    </style:style>
    <style:style style:name="P244" style:family="paragraph" style:parent-style-name="Standard">
      <style:paragraph-properties style:line-height-at-least="0.198in"/>
      <style:text-properties fo:color="#cccccc" loext:opacity="100%" style:font-name="Fira code" fo:font-size="10.5pt" fo:font-weight="normal" fo:background-color="#1c1c1c"/>
    </style:style>
    <style:style style:name="P245" style:family="paragraph" style:parent-style-name="Standard">
      <style:paragraph-properties fo:margin-left="0in" fo:margin-right="0in" fo:margin-top="0in" fo:margin-bottom="0.0398in" style:contextual-spacing="false" fo:text-align="start" style:justify-single-word="false" fo:text-indent="0in" style:auto-text-indent="false"/>
      <style:text-properties officeooo:paragraph-rsid="012b8be6"/>
    </style:style>
    <style:style style:name="P246" style:family="paragraph" style:parent-style-name="Standard">
      <style:paragraph-properties fo:text-align="start" style:justify-single-word="false"/>
      <style:text-properties fo:color="#333333" loext:opacity="100%" style:font-name="DejaVu Sans Mono" fo:font-size="10pt" fo:language="en" fo:country="US" style:text-underline-style="none" fo:font-weight="normal" officeooo:rsid="0005e96b" fo:background-color="transparent" style:font-size-asian="10pt" style:font-weight-asian="normal" style:font-size-complex="10pt" style:font-weight-complex="normal"/>
    </style:style>
    <style:style style:name="P247" style:family="paragraph" style:parent-style-name="Table_20_Contents">
      <style:text-properties fo:color="#c9211e" loext:opacity="100%" style:font-name="DejaVu Sans Mono" fo:font-size="10pt" officeooo:rsid="0180b3e9" officeooo:paragraph-rsid="0180b3e9" style:font-name-asian="Noto Serif CJK SC" style:font-size-asian="10pt" style:font-name-complex="Lohit Devanagari" style:font-size-complex="10pt"/>
    </style:style>
    <style:style style:name="P248" style:family="paragraph" style:parent-style-name="Table_20_Contents">
      <style:text-properties fo:color="#c9211e" loext:opacity="100%" style:font-name="DejaVu Sans Mono" fo:font-size="10pt" officeooo:rsid="0181b066" officeooo:paragraph-rsid="0181b066" style:font-name-asian="Noto Serif CJK SC" style:font-size-asian="10pt" style:font-name-complex="Lohit Devanagari" style:font-size-complex="10pt"/>
    </style:style>
    <style:style style:name="P249" style:family="paragraph" style:parent-style-name="Table_20_Contents">
      <style:text-properties fo:color="#c9211e" loext:opacity="100%" style:font-name="DejaVu Sans Mono" fo:font-size="10pt" officeooo:rsid="01847b54" officeooo:paragraph-rsid="01847b54" style:font-name-asian="Noto Serif CJK SC" style:font-size-asian="10pt" style:font-name-complex="Lohit Devanagari" style:font-size-complex="10pt"/>
    </style:style>
    <style:style style:name="T1" style:family="text">
      <style:text-properties loext:padding="0in" loext:border="none"/>
    </style:style>
    <style:style style:name="T2" style:family="text">
      <style:text-properties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3" style:family="text">
      <style:text-properties style:font-name="Lato" fo:font-size="14pt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4" style:family="text">
      <style:text-properties style:font-name="Lato" style:font-name-asian="Noto Serif CJK SC" style:font-name-complex="Lohit Devanagari"/>
    </style:style>
    <style:style style:name="T5" style:family="text">
      <style:text-properties style:font-name="Lato" officeooo:rsid="016f74e8" style:font-name-asian="Noto Serif CJK SC" style:font-name-complex="Lohit Devanagari"/>
    </style:style>
    <style:style style:name="T6" style:family="text">
      <style:text-properties fo:color="#0000ff" loext:opacity="100%"/>
    </style:style>
    <style:style style:name="T7" style:family="text">
      <style:text-properties fo:color="#0000ff" loext:opacity="100%" style:font-name="DejaVu Sans Mono" fo:font-size="10pt" fo:language="en" fo:country="US" style:text-underline-style="none" fo:font-weight="normal" officeooo:rsid="0005e96b" fo:background-color="transparent" loext:char-shading-value="0" style:font-size-asian="10pt" style:font-weight-asian="normal" style:font-size-complex="10pt" style:font-weight-complex="normal"/>
    </style:style>
    <style:style style:name="T8" style:family="text">
      <style:text-properties fo:color="#0000ff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9" style:family="text">
      <style:text-properties fo:color="#0000ff" loext:opacity="100%" style:font-name="DejaVu Sans Mono" fo:font-size="10pt" fo:language="en" fo:country="US" officeooo:rsid="0136cf93" style:font-size-asian="10pt" style:font-style-asian="normal" style:font-size-complex="10pt" style:font-style-complex="normal"/>
    </style:style>
    <style:style style:name="T10" style:family="text">
      <style:text-properties fo:color="#0000ff" loext:opacity="100%" style:font-name="DejaVu Sans Mono" fo:font-size="10pt" fo:language="en" fo:country="US" officeooo:rsid="0136cf93" style:font-size-asian="10pt" style:font-size-complex="10pt"/>
    </style:style>
    <style:style style:name="T11" style:family="text">
      <style:text-properties fo:color="#0000ff" loext:opacity="100%" style:font-name="DejaVu Sans Mono" fo:font-size="10.5pt" fo:language="en" fo:country="US" officeooo:rsid="0136cf93" style:font-size-asian="10.5pt" style:font-size-complex="10.5pt"/>
    </style:style>
    <style:style style:name="T12" style:family="text">
      <style:text-properties fo:color="#0000ff" loext:opacity="100%" style:font-name="DejaVu Sans Mono" fo:language="en" fo:country="US" officeooo:rsid="0136cf93"/>
    </style:style>
    <style:style style:name="T13" style:family="text">
      <style:text-properties fo:color="#0000ff" loext:opacity="100%" style:font-name="Consolas1" fo:language="en" fo:country="US" officeooo:rsid="0136cf93"/>
    </style:style>
    <style:style style:name="T14" style:family="text">
      <style:text-properties fo:color="#0000ff" loext:opacity="100%" style:font-name="Consolas1" fo:language="en" fo:country="US" officeooo:rsid="0136cf93" style:font-name-asian="Noto Serif CJK SC" style:font-name-complex="Lohit Devanagari"/>
    </style:style>
    <style:style style:name="T15" style:family="text">
      <style:text-properties fo:color="#0000ff" loext:opacity="10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16" style:family="text">
      <style:text-properties fo:color="#0000ff" loext:opacity="100%" fo:font-weight="normal" style:font-weight-asian="normal" style:font-weight-complex="normal"/>
    </style:style>
    <style:style style:name="T17" style:family="text">
      <style:text-properties fo:font-variant="normal" fo:text-transform="none" fo:color="#737373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8" style:family="text">
      <style:text-properties fo:font-variant="normal" fo:text-transform="none" fo:color="#73737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19" style:family="text">
      <style:text-properties fo:font-variant="normal" fo:text-transform="none" fo:color="#73737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0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size-complex="10pt" loext:padding="0in" loext:border="none"/>
    </style:style>
    <style:style style:name="T21" style:family="text">
      <style:text-properties fo:font-variant="normal" fo:text-transform="none" fo:color="#336699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2" style:family="text">
      <style:text-properties fo:font-variant="normal" fo:text-transform="none" fo:color="#336699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name-complex="Lohit Devanagari" style:font-size-complex="10.5pt" style:language-complex="zxx" style:country-complex="none" style:font-style-complex="normal" loext:padding="0in" loext:border="none"/>
    </style:style>
    <style:style style:name="T23" style:family="text">
      <style:text-properties fo:font-variant="normal" fo:text-transform="none" fo:color="#336699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4" style:family="text">
      <style:text-properties fo:font-variant="normal" fo:text-transform="none" fo:color="#336699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size-complex="10.5pt" style:language-complex="zxx" style:country-complex="none" style:font-style-complex="normal" loext:padding="0in" loext:border="none"/>
    </style:style>
    <style:style style:name="T25" style:family="text">
      <style:text-properties fo:font-variant="normal" fo:text-transform="none" fo:color="#669933" loext:opacity="100%" style:text-line-through-style="none" style:text-line-through-type="none" style:font-name="DejaVu Sans Mono" fo:font-size="10pt" fo:letter-spacing="-0.0102in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6" style:family="text">
      <style:text-properties fo:font-variant="normal" fo:text-transform="none" fo:color="#669933" loext:opacity="100%" style:font-name="DejaVu Sans Mono" fo:font-size="10pt" fo:letter-spacing="-0.0102in" fo:language="en" fo:country="GB" fo:font-style="normal" style:text-underline-style="none" fo:font-weight="normal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27" style:family="text">
      <style:text-properties fo:font-variant="normal" fo:text-transform="none" fo:color="#66993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28" style:family="text">
      <style:text-properties fo:font-variant="normal" fo:text-transform="none" fo:color="#669933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29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30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1588bfa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31" style:family="text">
      <style:text-properties fo:font-variant="normal" fo:text-transform="none" fo:color="#0000ff" loext:opacity="100%" style:font-name="DejaVu Sans Mono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32" style:family="text">
      <style:text-properties fo:font-variant="normal" fo:text-transform="none" fo:color="#0000ff" loext:opacity="100%" style:font-name="Consolas" fo:font-size="10pt" fo:letter-spacing="normal" fo:language="en" fo:country="US" fo:font-style="normal" style:text-underline-style="none" fo:font-weight="normal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3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3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loext:char-shading-value="0" style:font-size-asian="11pt" style:font-weight-asian="normal" style:font-size-complex="11pt" style:font-weight-complex="normal" loext:padding="0in" loext:border="none"/>
    </style:style>
    <style:style style:name="T3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2986e1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48989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7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63240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8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9cd1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39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5fb79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0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normal" officeooo:rsid="01663eb5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1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2986e1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2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5fb79e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3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none" fo:font-weight="bold" officeooo:rsid="01663eb5" fo:background-color="transparent" loext:char-shading-value="0" style:font-name-asian="Noto Serif CJK SC" style:font-size-asian="11pt" style:language-asian="zxx" style:country-asian="none" style:font-style-asian="normal" style:font-weight-asian="bold" style:font-name-complex="Lohit Devanagari" style:font-size-complex="11pt" style:language-complex="zxx" style:country-complex="none" style:font-style-complex="normal" style:font-weight-complex="bold" loext:padding="0in" loext:border="none"/>
    </style:style>
    <style:style style:name="T44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2986e1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5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3b2ac9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6" style:family="text">
      <style:text-properties fo:font-variant="normal" fo:text-transform="none" style:use-window-font-color="true" loext:opacity="0%" style:font-name="Lato" fo:font-size="11pt" fo:letter-spacing="normal" fo:language="en" fo:country="GB" fo:font-style="normal" style:text-underline-style="solid" style:text-underline-width="auto" style:text-underline-color="font-color" fo:font-weight="normal" officeooo:rsid="0159cd1c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47" style:family="text">
      <style:text-properties fo:font-variant="normal" fo:text-transform="none" style:use-window-font-color="true" loext:opacity="0%" style:font-name="Lato" fo:font-size="14pt" fo:letter-spacing="normal" fo:language="en" fo:country="GB" fo:font-style="normal" style:text-underline-style="solid" style:text-underline-width="auto" style:text-underline-color="font-color" fo:font-weight="bold" officeooo:rsid="005e9f9c" fo:background-color="transparent" loext:char-shading-value="0" style:font-name-asian="Noto Serif CJK SC" style:font-size-asian="14pt" style:language-asian="zxx" style:country-asian="none" style:font-style-asian="normal" style:font-weight-asian="bold" style:font-name-complex="Lohit Devanagari" style:font-size-complex="14pt" style:language-complex="zxx" style:country-complex="none" style:font-style-complex="normal" style:font-weight-complex="bold" loext:padding="0in" loext:border="none"/>
    </style:style>
    <style:style style:name="T48" style:family="text">
      <style:text-properties fo:font-variant="normal" fo:text-transform="none" style:use-window-font-color="true" loext:opacity="0%" style:text-line-through-style="none" style:text-line-through-type="none" style:font-name="DejaVu Sans Mono" fo:font-size="10pt" fo:letter-spacing="-0.0102in" fo:language="en" fo:country="GB" fo:font-style="normal" style:text-underline-style="none" fo:font-weight="normal" officeooo:rsid="012986e1" style:text-blinking="false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49" style:family="text">
      <style:text-properties fo:font-variant="normal" fo:text-transform="none" style:use-window-font-color="true" loext:opacity="0%" style:text-line-through-style="none" style:text-line-through-type="none" style:font-name="Lato" fo:font-size="11pt" fo:letter-spacing="normal" fo:language="en" fo:country="GB" fo:font-style="normal" style:text-underline-style="none" fo:font-weight="normal" officeooo:rsid="015fb79e" style:text-blinking="false" fo:background-color="transparent" loext:char-shading-value="0" style:font-name-asian="Noto Serif CJK SC" style:font-size-asian="11pt" style:language-asian="zxx" style:country-asian="none" style:font-style-asian="normal" style:font-weight-asian="normal" style:font-name-complex="Lohit Devanagari" style:font-size-complex="11pt" style:language-complex="zxx" style:country-complex="none" style:font-style-complex="normal" style:font-weight-complex="normal" loext:padding="0in" loext:border="none"/>
    </style:style>
    <style:style style:name="T50" style:family="text">
      <style:text-properties fo:font-variant="normal" fo:text-transform="none" fo:letter-spacing="normal" fo:font-style="normal" fo:background-color="transparent" loext:char-shading-value="0" loext:padding="0in" loext:border="none"/>
    </style:style>
    <style:style style:name="T51" style:family="text">
      <style:text-properties fo:font-variant="normal" fo:text-transform="none" fo:letter-spacing="normal" fo:font-style="normal" officeooo:rsid="012b8be6" fo:background-color="transparent" loext:char-shading-value="0" loext:padding="0in" loext:border="none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fo:background-color="transparent" loext:char-shading-value="0"/>
    </style:style>
    <style:style style:name="T53" style:family="text">
      <style:text-properties fo:font-variant="normal" fo:text-transform="none" fo:letter-spacing="normal" fo:font-style="normal" style:text-underline-style="solid" style:text-underline-width="auto" style:text-underline-color="font-color" officeooo:rsid="012dd28e" fo:background-color="transparent" loext:char-shading-value="0"/>
    </style:style>
    <style:style style:name="T54" style:family="text">
      <style:text-properties fo:font-variant="normal" fo:text-transform="none" fo:letter-spacing="normal" fo:font-style="normal" fo:font-weight="bold" fo:background-color="transparent" loext:char-shading-value="0" style:font-weight-asian="bold" style:font-weight-complex="bold" loext:padding="0in" loext:border="none"/>
    </style:style>
    <style:style style:name="T55" style:family="text">
      <style:text-properties fo:font-variant="normal" fo:text-transform="none" fo:color="#993366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name-asian="Noto Serif CJK SC" style:font-size-asian="10.5pt" style:language-asian="zxx" style:country-asian="none" style:font-style-asian="normal" style:font-weight-asian="normal" style:font-name-complex="Lohit Devanagari" style:font-size-complex="10.5pt" style:language-complex="zxx" style:country-complex="none" style:font-style-complex="normal" style:font-weight-complex="normal" loext:padding="0in" loext:border="none"/>
    </style:style>
    <style:style style:name="T56" style:family="text">
      <style:text-properties fo:font-variant="normal" fo:text-transform="none" fo:color="#993366" loext:opacity="100%" style:font-name="Consolas1" fo:font-size="10.5pt" fo:letter-spacing="-0.0102in" fo:language="en" fo:country="GB" fo:font-style="normal" style:text-underline-style="none" fo:font-weight="normal" officeooo:rsid="012986e1" fo:background-color="transparent" loext:char-shading-value="0" style:font-size-asian="10.5pt" style:language-asian="zxx" style:country-asian="none" style:font-style-asian="normal" style:font-weight-asian="normal" style:font-size-complex="10.5pt" style:language-complex="zxx" style:country-complex="none" style:font-style-complex="normal" style:font-weight-complex="normal" loext:padding="0in" loext:border="none"/>
    </style:style>
    <style:style style:name="T57" style:family="text">
      <style:text-properties fo:font-variant="normal" fo:text-transform="none" fo:color="#ff0000" loext:opacity="100%" style:font-name="DejaVu Sans Mono" fo:font-size="10pt" fo:letter-spacing="normal" fo:language="en" fo:country="US" fo:font-style="normal" style:text-underline-style="none" fo:font-weight="normal" officeooo:rsid="0005e96b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58" style:family="text">
      <style:text-properties fo:font-variant="normal" fo:text-transform="none" fo:font-size="10.5pt" fo:letter-spacing="normal" fo:font-style="normal" fo:font-weight="bold" officeooo:rsid="012986e1" fo:background-color="transparent" loext:char-shading-value="0" style:font-size-asian="10.5pt" style:font-weight-asian="bold" style:font-size-complex="10.5pt" style:font-weight-complex="bold"/>
    </style:style>
    <style:style style:name="T59" style:family="text">
      <style:text-properties fo:color="#737373" loext:opacity="100%"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60" style:family="text">
      <style:text-properties fo:color="#336699" loext:opacity="100%" style:font-name="DejaVu Sans Mono" fo:font-size="10pt" fo:letter-spacing="-0.0102in" fo:language="en" fo:country="GB" style:text-underline-style="none" fo:font-weight="normal" officeooo:rsid="012986e1" fo:background-color="transparent" loext:char-shading-value="0" style:font-size-asian="10pt" style:font-size-complex="10pt" loext:padding="0in" loext:border="none"/>
    </style:style>
    <style:style style:name="T61" style:family="text">
      <style:text-properties fo:color="#669933" loext:opacity="100%"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62" style:family="text">
      <style:text-properties fo:font-weight="bold" style:font-weight-asian="bold" style:font-weight-complex="bold"/>
    </style:style>
    <style:style style:name="T63" style:family="text">
      <style:text-properties fo:font-weight="bold" style:font-style-asian="normal" style:font-weight-asian="bold" style:font-style-complex="normal" style:font-weight-complex="bold"/>
    </style:style>
    <style:style style:name="T64" style:family="text">
      <style:text-properties style:use-window-font-color="true" loext:opacity="0%"/>
    </style:style>
    <style:style style:name="T65" style:family="text">
      <style:text-properties style:use-window-font-color="true" loext:opacity="0%" style:font-name="Lato" fo:font-size="11pt" fo:language="en" fo:country="GB" style:text-underline-style="none" fo:font-weight="normal" officeooo:rsid="012986e1" style:font-size-asian="11pt" style:font-weight-asian="normal" style:font-size-complex="11pt" style:font-weight-complex="normal" loext:padding="0in" loext:border="none"/>
    </style:style>
    <style:style style:name="T66" style:family="text">
      <style:text-properties style:use-window-font-color="true" loext:opacity="0%" style:font-name="Lato" fo:font-size="11pt" fo:language="en" fo:country="GB" style:text-underline-style="none" fo:font-weight="normal" officeooo:rsid="01708097" style:font-size-asian="11pt" style:font-weight-asian="normal" style:font-size-complex="11pt" style:font-weight-complex="normal" loext:padding="0in" loext:border="none"/>
    </style:style>
    <style:style style:name="T67" style:family="text">
      <style:text-properties style:use-window-font-color="true" loext:opacity="0%" style:font-name="Lato" fo:font-size="11pt" fo:language="en" fo:country="GB" style:text-underline-style="none" fo:font-weight="bold" officeooo:rsid="012986e1" style:font-size-asian="11pt" style:font-weight-asian="bold" style:font-size-complex="11pt" style:font-weight-complex="bold" loext:padding="0in" loext:border="none"/>
    </style:style>
    <style:style style:name="T68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12986e1" style:font-size-asian="11pt" style:font-size-complex="11pt"/>
    </style:style>
    <style:style style:name="T69" style:family="text">
      <style:text-properties style:use-window-font-color="true" loext:opacity="0%" style:font-name="Lato" fo:font-size="11pt" fo:language="en" fo:country="GB" style:text-underline-style="solid" style:text-underline-width="auto" style:text-underline-color="font-color" officeooo:rsid="015a6ca5" style:font-size-asian="11pt" style:font-size-complex="11pt"/>
    </style:style>
    <style:style style:name="T70" style:family="text">
      <style:text-properties style:use-window-font-color="true" loext:opacity="0%" style:font-name="Lato" fo:font-size="11pt" fo:language="en" fo:country="GB" fo:font-weight="bold" officeooo:rsid="012986e1" style:font-size-asian="11pt" style:font-weight-asian="bold" style:font-size-complex="11pt" style:font-weight-complex="bold"/>
    </style:style>
    <style:style style:name="T71" style:family="text">
      <style:text-properties style:use-window-font-color="true" loext:opacity="0%" style:font-name="Lato" fo:font-size="11pt" fo:language="en" fo:country="GB" officeooo:rsid="012986e1" style:font-size-asian="11pt" style:font-size-complex="11pt"/>
    </style:style>
    <style:style style:name="T72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size-asian="14pt" style:font-weight-asian="bold" style:font-size-complex="14pt" style:font-weight-complex="bold"/>
    </style:style>
    <style:style style:name="T73" style:family="text">
      <style:text-properties style:use-window-font-color="true" loext:opacity="0%" style:font-name="Lato" fo:font-size="14pt" fo:language="en" fo:country="GB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74" style:family="text">
      <style:text-properties style:use-window-font-color="true" loext:opacity="0%" style:font-name="Lato" fo:font-size="14pt" style:text-underline-style="solid" style:text-underline-width="auto" style:text-underline-color="font-color" fo:font-weight="bold" officeooo:rsid="005e9f9c" style:font-name-asian="Noto Serif CJK SC" style:font-size-asian="14pt" style:font-weight-asian="bold" style:font-name-complex="Lohit Devanagari" style:font-size-complex="14pt" style:font-weight-complex="bold"/>
    </style:style>
    <style:style style:name="T75" style:family="text">
      <style:text-properties style:use-window-font-color="true" loext:opacity="0%" style:font-name="Lato" style:font-name-asian="Noto Serif CJK SC" style:font-name-complex="Lohit Devanagari"/>
    </style:style>
    <style:style style:name="T76" style:family="text">
      <style:text-properties style:use-window-font-color="true" loext:opacity="0%" style:font-name="Lato" style:text-underline-style="solid" style:text-underline-width="auto" style:text-underline-color="font-color" officeooo:rsid="01663eb5" style:font-name-asian="Noto Serif CJK SC" style:font-name-complex="Lohit Devanagari"/>
    </style:style>
    <style:style style:name="T77" style:family="text">
      <style:text-properties fo:color="#c9211e" loext:opacity="100%"/>
    </style:style>
    <style:style style:name="T78" style:family="text">
      <style:text-properties fo:color="#c9211e" loext:opacity="100%" style:font-name="DejaVu Sans Mono" fo:font-size="10pt" fo:language="en" fo:country="US" officeooo:rsid="0136cf93" style:font-name-asian="Noto Serif CJK SC" style:font-size-asian="10pt" style:font-name-complex="Lohit Devanagari" style:font-size-complex="10pt"/>
    </style:style>
    <style:style style:name="T79" style:family="text">
      <style:text-properties style:text-underline-style="solid" style:text-underline-width="auto" style:text-underline-color="font-color"/>
    </style:style>
    <style:style style:name="T80" style:family="text">
      <style:text-properties style:text-underline-style="solid" style:text-underline-width="auto" style:text-underline-color="font-color" officeooo:rsid="0134d0d7"/>
    </style:style>
    <style:style style:name="T81" style:family="text">
      <style:text-properties style:text-underline-style="solid" style:text-underline-width="auto" style:text-underline-color="font-color" officeooo:rsid="0136c86d"/>
    </style:style>
    <style:style style:name="T82" style:family="text">
      <style:text-properties style:text-underline-style="solid" style:text-underline-width="auto" style:text-underline-color="font-color" officeooo:rsid="0138eae1"/>
    </style:style>
    <style:style style:name="T83" style:family="text">
      <style:text-properties style:text-underline-style="solid" style:text-underline-width="auto" style:text-underline-color="font-color" officeooo:rsid="0139d8e1"/>
    </style:style>
    <style:style style:name="T84" style:family="text">
      <style:text-properties style:text-underline-style="solid" style:text-underline-width="auto" style:text-underline-color="font-color" officeooo:rsid="013b2ac9"/>
    </style:style>
    <style:style style:name="T85" style:family="text">
      <style:text-properties style:text-underline-style="solid" style:text-underline-width="auto" style:text-underline-color="font-color" officeooo:rsid="013bbd8b"/>
    </style:style>
    <style:style style:name="T86" style:family="text">
      <style:text-properties style:text-underline-style="solid" style:text-underline-width="auto" style:text-underline-color="font-color" style:font-style-asian="normal" style:font-style-complex="normal"/>
    </style:style>
    <style:style style:name="T87" style:family="text">
      <style:text-properties style:text-underline-style="solid" style:text-underline-width="auto" style:text-underline-color="font-color" officeooo:rsid="013b2ac9" style:font-style-asian="normal" style:font-style-complex="normal"/>
    </style:style>
    <style:style style:name="T88" style:family="text">
      <style:text-properties style:text-underline-style="solid" style:text-underline-width="auto" style:text-underline-color="font-color" officeooo:rsid="013e9f96" style:font-style-asian="normal" style:font-style-complex="normal"/>
    </style:style>
    <style:style style:name="T89" style:family="text">
      <style:text-properties style:text-underline-style="solid" style:text-underline-width="auto" style:text-underline-color="font-color" officeooo:rsid="01415175" style:font-style-asian="normal" style:font-style-complex="normal"/>
    </style:style>
    <style:style style:name="T90" style:family="text">
      <style:text-properties style:text-underline-style="solid" style:text-underline-width="auto" style:text-underline-color="font-color" officeooo:rsid="01426b73" style:font-style-asian="normal" style:font-style-complex="normal"/>
    </style:style>
    <style:style style:name="T91" style:family="text">
      <style:text-properties style:text-underline-style="solid" style:text-underline-width="auto" style:text-underline-color="font-color" officeooo:rsid="0144218e" style:font-style-asian="normal" style:font-style-complex="normal"/>
    </style:style>
    <style:style style:name="T92" style:family="text">
      <style:text-properties style:text-underline-style="solid" style:text-underline-width="auto" style:text-underline-color="font-color" officeooo:rsid="014fe178" style:font-style-asian="normal" style:font-style-complex="normal"/>
    </style:style>
    <style:style style:name="T93" style:family="text">
      <style:text-properties style:text-underline-style="solid" style:text-underline-width="auto" style:text-underline-color="font-color" officeooo:rsid="01712aee"/>
    </style:style>
    <style:style style:name="T94" style:family="text">
      <style:text-properties officeooo:rsid="0122c4ff" loext:padding="0in" loext:border="none"/>
    </style:style>
    <style:style style:name="T95" style:family="text">
      <style:text-properties style:font-name="GqdfpyHkgxthGwhhqsUtopiaStd-Regular" fo:font-size="9pt" style:font-size-asian="9pt"/>
    </style:style>
    <style:style style:name="T96" style:family="text">
      <style:text-properties officeooo:rsid="0005e96b"/>
    </style:style>
    <style:style style:name="T97" style:family="text">
      <style:text-properties officeooo:rsid="0005e96b" loext:padding="0in" loext:border="none"/>
    </style:style>
    <style:style style:name="T98" style:family="text">
      <style:text-properties officeooo:rsid="0126d0db"/>
    </style:style>
    <style:style style:name="T99" style:family="text">
      <style:text-properties officeooo:rsid="01289a9d"/>
    </style:style>
    <style:style style:name="T100" style:family="text">
      <style:text-properties fo:letter-spacing="normal"/>
    </style:style>
    <style:style style:name="T101" style:family="text">
      <style:text-properties fo:letter-spacing="normal" loext:padding="0in" loext:border="none"/>
    </style:style>
    <style:style style:name="T102" style:family="text">
      <style:text-properties fo:letter-spacing="normal" officeooo:rsid="012510cb"/>
    </style:style>
    <style:style style:name="T103" style:family="text">
      <style:text-properties fo:letter-spacing="normal" officeooo:rsid="012510cb" loext:padding="0in" loext:border="none"/>
    </style:style>
    <style:style style:name="T104" style:family="text">
      <style:text-properties fo:letter-spacing="normal" fo:font-style="italic" style:font-style-asian="italic"/>
    </style:style>
    <style:style style:name="T105" style:family="text">
      <style:text-properties fo:letter-spacing="normal" fo:font-style="italic" officeooo:rsid="012510cb" style:font-style-asian="italic"/>
    </style:style>
    <style:style style:name="T106" style:family="text">
      <style:text-properties officeooo:rsid="012a00e0"/>
    </style:style>
    <style:style style:name="T107" style:family="text">
      <style:text-properties officeooo:rsid="012b8be6"/>
    </style:style>
    <style:style style:name="T108" style:family="text">
      <style:text-properties fo:font-size="10.5pt" style:font-size-asian="10.5pt" style:font-size-complex="10.5pt"/>
    </style:style>
    <style:style style:name="T109" style:family="text">
      <style:text-properties fo:font-size="10.5pt" fo:font-style="normal" style:font-size-asian="10.5pt" style:font-style-asian="normal" style:font-size-complex="10.5pt" style:font-style-complex="normal"/>
    </style:style>
    <style:style style:name="T110" style:family="text">
      <style:text-properties fo:font-size="10.5pt" fo:font-weight="bold" style:font-size-asian="10.5pt" style:font-weight-asian="bold" style:font-size-complex="10.5pt" style:font-weight-complex="bold"/>
    </style:style>
    <style:style style:name="T111" style:family="text">
      <style:text-properties style:font-name="DejaVu Sans Mono" fo:font-size="10pt" fo:letter-spacing="-0.0102in" style:font-size-asian="10pt" style:font-size-complex="10pt"/>
    </style:style>
    <style:style style:name="T112" style:family="text">
      <style:text-properties style:font-name="DejaVu Sans Mono" fo:font-size="10pt" fo:letter-spacing="-0.0102in" fo:language="en" fo:country="GB" style:text-underline-style="none" officeooo:rsid="012986e1" fo:background-color="transparent" loext:char-shading-value="0" style:font-size-asian="10pt" style:font-weight-asian="normal" style:font-size-complex="10pt" style:font-weight-complex="normal" loext:padding="0in" loext:border="none"/>
    </style:style>
    <style:style style:name="T113" style:family="text">
      <style:text-properties style:font-name="DejaVu Sans Mono" fo:font-size="10pt" style:font-size-asian="10pt" style:font-size-complex="10pt"/>
    </style:style>
    <style:style style:name="T114" style:family="text">
      <style:text-properties style:font-name="DejaVu Sans Mono" fo:language="en" fo:country="US" officeooo:rsid="0136cf93"/>
    </style:style>
    <style:style style:name="T115" style:family="text">
      <style:text-properties officeooo:rsid="0136cf93"/>
    </style:style>
    <style:style style:name="T116" style:family="text">
      <style:text-properties officeooo:rsid="013771bf"/>
    </style:style>
    <style:style style:name="T117" style:family="text">
      <style:text-properties officeooo:rsid="013da351"/>
    </style:style>
    <style:style style:name="T118" style:family="text">
      <style:text-properties style:font-style-asian="normal" style:font-style-complex="normal"/>
    </style:style>
    <style:style style:name="T119" style:family="text">
      <style:text-properties officeooo:rsid="014041ee"/>
    </style:style>
    <style:style style:name="T120" style:family="text">
      <style:text-properties officeooo:rsid="01415175"/>
    </style:style>
    <style:style style:name="T121" style:family="text">
      <style:text-properties officeooo:rsid="01426b73"/>
    </style:style>
    <style:style style:name="T122" style:family="text">
      <style:text-properties officeooo:rsid="0144218e"/>
    </style:style>
    <style:style style:name="T123" style:family="text">
      <style:text-properties officeooo:rsid="014c2a59"/>
    </style:style>
    <style:style style:name="T124" style:family="text">
      <style:text-properties fo:color="#0000bb" loext:opacity="100%" fo:background-color="#ffffff" loext:char-shading-value="0"/>
    </style:style>
    <style:style style:name="T125" style:family="text">
      <style:text-properties fo:color="#0000bb" loext:opacity="100%" officeooo:rsid="01511188" fo:background-color="#ffffff" loext:char-shading-value="0"/>
    </style:style>
    <style:style style:name="T126" style:family="text">
      <style:text-properties fo:color="#007700" loext:opacity="100%" fo:background-color="#ffffff" loext:char-shading-value="0"/>
    </style:style>
    <style:style style:name="T127" style:family="text">
      <style:text-properties fo:color="#007700" loext:opacity="100%" officeooo:rsid="014fe178" fo:background-color="#ffffff" loext:char-shading-value="0"/>
    </style:style>
    <style:style style:name="T128" style:family="text">
      <style:text-properties fo:color="#dd0000" loext:opacity="100%" fo:background-color="#ffffff" loext:char-shading-value="0"/>
    </style:style>
    <style:style style:name="T129" style:family="text">
      <style:text-properties fo:color="#dd0000" loext:opacity="100%" officeooo:rsid="01511188" fo:background-color="#ffffff" loext:char-shading-value="0"/>
    </style:style>
    <style:style style:name="T130" style:family="text">
      <style:text-properties officeooo:rsid="01588bfa"/>
    </style:style>
    <style:style style:name="T131" style:family="text">
      <style:text-properties officeooo:rsid="0159cd1c"/>
    </style:style>
    <style:style style:name="T132" style:family="text">
      <style:text-properties officeooo:rsid="015a6ca5"/>
    </style:style>
    <style:style style:name="T133" style:family="text">
      <style:text-properties fo:color="#ff0000" loext:opacity="100%"/>
    </style:style>
    <style:style style:name="T134" style:family="text">
      <style:text-properties officeooo:rsid="016498fb"/>
    </style:style>
    <style:style style:name="T135" style:family="text">
      <style:text-properties style:text-line-through-style="none" style:text-line-through-type="none" style:text-blinking="false"/>
    </style:style>
    <style:style style:name="T136" style:family="text">
      <style:text-properties fo:color="#333333" loext:opacity="100%" style:font-name="Fira Sans" fo:font-size="12pt" officeooo:rsid="01663eb5"/>
    </style:style>
    <style:style style:name="T137" style:family="text">
      <style:text-properties fo:color="#333333" loext:opacity="100%" officeooo:rsid="0005e96b"/>
    </style:style>
    <style:style style:name="T138" style:family="text">
      <style:text-properties officeooo:rsid="01696fe6"/>
    </style:style>
    <style:style style:name="T139" style:family="text">
      <style:text-properties officeooo:rsid="016a828e"/>
    </style:style>
    <style:style style:name="T140" style:family="text">
      <style:text-properties officeooo:rsid="016c0593"/>
    </style:style>
    <style:style style:name="T141" style:family="text">
      <style:text-properties officeooo:rsid="016f74e8"/>
    </style:style>
    <style:style style:name="T142" style:family="text">
      <style:text-properties officeooo:rsid="01708097"/>
    </style:style>
    <style:style style:name="T143" style:family="text">
      <style:text-properties fo:font-weight="normal" style:font-weight-asian="normal" style:font-weight-complex="normal"/>
    </style:style>
    <style:style style:name="T144" style:family="text">
      <style:text-properties fo:font-weight="normal" officeooo:rsid="012a00e0" style:font-weight-asian="normal" style:font-weight-complex="normal"/>
    </style:style>
    <style:style style:name="T145" style:family="text">
      <style:text-properties officeooo:rsid="01757119"/>
    </style:style>
    <style:style style:name="T146" style:family="text">
      <style:text-properties style:font-name-asian="Noto Serif CJK SC" style:font-name-complex="Lohit Devanagari"/>
    </style:style>
    <style:style style:name="T147" style:family="text">
      <style:text-properties officeooo:rsid="0178261f" style:font-name-asian="Noto Serif CJK SC" style:font-name-complex="Lohit Devanagari"/>
    </style:style>
    <style:style style:name="T148" style:family="text">
      <style:text-properties officeooo:rsid="0177ff51"/>
    </style:style>
    <style:style style:name="T149" style:family="text">
      <style:text-properties officeooo:rsid="017a05e3"/>
    </style:style>
    <style:style style:name="T150" style:family="text">
      <style:text-properties officeooo:rsid="01804488"/>
    </style:style>
    <style:style style:name="T151" style:family="text">
      <style:text-properties fo:color="#55215b" loext:opacity="100%"/>
    </style:style>
    <style:style style:name="T152" style:family="text">
      <style:text-properties officeooo:rsid="01847b54"/>
    </style:style>
    <style:style style:name="T153" style:family="text">
      <style:text-properties fo:language="en" fo:country="US" style:text-underline-style="none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154" style:family="text">
      <style:text-properties fo:color="#224b12" loext:opacity="100%"/>
    </style:style>
    <style:style style:name="T155" style:family="text">
      <style:text-properties fo:color="#224b12" loext:opacity="100%" fo:language="en" fo:country="US" style:text-underline-style="none" officeooo:rsid="0136cf93" fo:background-color="transparent" loext:char-shading-value="0" style:font-name-asian="Noto Serif CJK SC" style:font-size-asian="10pt" style:language-asian="zxx" style:country-asian="none" style:font-style-asian="normal" style:font-weight-asian="normal" style:font-name-complex="Lohit Devanagari" style:font-size-complex="10pt" style:language-complex="zxx" style:country-complex="none" style:font-style-complex="normal" style:font-weight-complex="normal" loext:padding="0in" loext:border="none"/>
    </style:style>
    <style:style style:name="T156" style:family="text">
      <style:text-properties fo:color="#224b12" loext:opacity="100%" officeooo:rsid="01858a6f"/>
    </style:style>
    <style:style style:name="T157" style:family="text">
      <style:text-properties officeooo:rsid="01873a3b"/>
    </style:style>
    <style:style style:name="T158" style:family="text">
      <style:text-properties fo:color="#6b5e9b" loext:opacity="100%" officeooo:rsid="0005e96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43"><text:span text:style-name="T1">PHP Notes Chapter </text:span><text:span text:style-name="T94">2</text:span><text:span text:style-name="T1">  </text:span><text:span text:style-name="T94">Functions</text:span></text:p>
      <text:p text:style-name="P227"><text:span text:style-name="T97">In PHP, function names are case insensitive and can be referenced before they are </text:span><text:span text:style-name="T96">defined, unless they are defined in a conditional code block.<text:tab/> <text:s text:c="4"/></text:span><text:span text:style-name="T158">Method is actually a function used in the context of a class/object.</text:span></text:p>
      <text:p text:style-name="P4">Arguments</text:p>
      <text:p text:style-name="P225"><text:span text:style-name="T101">Arguments </text:span><text:span text:style-name="T103">(</text:span><text:span text:style-name="T104">parameters</text:span><text:span text:style-name="T105">)</text:span><text:span text:style-name="T100">, allow you to pass values into the function scope. </text:span><text:span text:style-name="T102">They </text:span><text:span text:style-name="T100">are passed as a comma-</text:span><text:span text:style-name="T102">s</text:span><text:span text:style-name="T100">eparated list and are evaluated left to right.</text:span></text:p>
      <text:p text:style-name="P3">Argument Type Declarations</text:p>
      <text:p text:style-name="P224"/>
      <text:p text:style-name="P228"><text:span text:style-name="T1">PHP is a loosely typed language and if you specify exactly what </text:span>sort of variable you expect, then your function is going to be more reliable and your code easier to read, <text:span text:style-name="T99">(and a</text:span><text:span text:style-name="T98">lso your IDE can type hint</text:span><text:span text:style-name="T99">).</text:span></text:p>
      <text:p text:style-name="P226"/>
      <text:p text:style-name="P242"><text:span text:style-name="T2">If ph</text:span><text:span text:style-name="T65">p is running in </text:span><text:span text:style-name="T33">strict mode</text:span><text:span text:style-name="T65"> <text:s text:c="2"/></text:span><text:span text:style-name="T7">declare(strict_types = 1); </text:span><text:span text:style-name="T34">and the variable passed into a function is the incorrect type, then PHP 7 will raise a TypeError exception.</text:span></text:p>
      <text:p text:style-name="P59">Example 1:</text:p>
      <text:p text:style-name="P103">&lt;?php</text:p>
      <text:p text:style-name="P246">// $itemName must be a string and $details must be an array </text:p>
      <text:p text:style-name="P231"/>
      <text:p text:style-name="P233">function addToShoppingCart(string $itemName, array $details) {}</text:p>
      <text:p text:style-name="P232"/>
      <text:p text:style-name="P86">// $paymentObject must be an object that either:</text:p>
      <text:p text:style-name="P84">//<text:tab/>implements the PaymentProviderInterface interface,</text:p>
      <text:p text:style-name="P84">//<text:tab/>or is any child of a class that does </text:p>
      <text:p text:style-name="P52"/>
      <text:p text:style-name="P113">function requestPayment(PaymentProviderInterface $paymentObject) {}</text:p>
      <text:p text:style-name="P52"/>
      <text:p text:style-name="P85">// $employee must be an object that is either:</text:p>
      <text:p text:style-name="P86">//<text:tab/>an instance of the Employee class,</text:p>
      <text:p text:style-name="P86">//<text:tab/>or is any child of a class that does </text:p>
      <text:p text:style-name="P86"/>
      <text:p text:style-name="P163">function calculateWage(Employee $employee) {}</text:p>
      <text:p text:style-name="P52"/>
      <text:p text:style-name="P85">// $callback must be a callable </text:p>
      <text:p text:style-name="P85"/>
      <text:p text:style-name="P114">function performCalculation(callable $method) {}</text:p>
      <text:p text:style-name="P234"/>
      <text:p text:style-name="P219">Type <text:tab/><text:tab/><text:tab/><text:tab/>Description</text:p>
      <text:p text:style-name="P212">Class name or Interface <text:tab/><text:span text:style-name="T106">A</text:span>n instance of, or a child of, the specified class or interface.</text:p>
      <text:p text:style-name="P212">self <text:tab/><text:tab/><text:tab/><text:tab/>The parameter must be an instance of the current class.</text:p>
      <text:p text:style-name="P212">array</text:p>
      <text:p text:style-name="P212">bool</text:p>
      <text:p text:style-name="P212">float</text:p>
      <text:p text:style-name="P212">int</text:p>
      <text:p text:style-name="P212">string</text:p>
      <text:p text:style-name="P212">iterable <text:tab/><text:tab/><text:tab/>The parameter must be either an array or an instanceof <text:span text:style-name="T6">traversable</text:span>.</text:p>
      <text:p text:style-name="P214">callable <text:tab/><text:tab/><text:tab/>The parameter must be a valid <text:span text:style-name="T6">callable</text:span>.</text:p>
      <text:p text:style-name="P218"><text:soft-page-break/>Note: <text:s/><text:span text:style-name="T143">When say </text:span><text:span text:style-name="T16">“ancestor”</text:span><text:span text:style-name="T143"> class, I</text:span><text:span text:style-name="T144">t</text:span><text:span text:style-name="T143"> referring to any superclass of your class: the parent, the parent’s parent, and so on. Likewise, </text:span><text:span text:style-name="T144">if</text:span><text:span text:style-name="T143"> using the word </text:span><text:span text:style-name="T16">“child”</text:span><text:span text:style-name="T143"> <text:s/></text:span><text:span text:style-name="T144">it</text:span><text:span text:style-name="T143"> denote a child, grandchild, great-grandchild, and so on.</text:span></text:p>
      <text:p text:style-name="P211"><text:span text:style-name="T62">Using aliases is not permitted. </text:span>For example, you cannot use boolean in place of bool, <text:span text:style-name="T142">PHP</text:span><text:span text:style-name="T95"> </text:span>will expect an instance of a class called boolean</text:p>
      <text:p text:style-name="P60">Example <text:span text:style-name="T107">2</text:span>:</text:p>
      <text:p text:style-name="P106">&lt;?php</text:p>
      <text:p text:style-name="P110">function A(boolean $a) {var_dump($a);}</text:p>
      <text:p text:style-name="P110">A(true);</text:p>
      <text:p text:style-name="P110">?&gt;</text:p>
      <text:p text:style-name="P94">// Fatal error: Uncaught TypeError: Argument 1 passed to A() must be an instance of boolean, boolean given...</text:p>
      <text:p text:style-name="P213"/>
      <text:p text:style-name="P245"><text:span text:style-name="T65">There are two ways </text:span><text:span text:style-name="T66">to</text:span><text:span text:style-name="T65"> enforce scalar type hinting, </text:span><text:span text:style-name="T15">coercive (default)</text:span><text:span text:style-name="T65"> and </text:span><text:span text:style-name="T15">strict</text:span><text:span text:style-name="T65">. <text:s/>You configure the </text:span><text:span text:style-name="T67">mode per file</text:span><text:span text:style-name="T65"> by placing a </text:span><text:span text:style-name="T31">declare</text:span><text:span text:style-name="T65"> directive at the top of the file.<text:tab/><text:tab/><text:tab/> <text:s text:c="6"/></text:span><text:span text:style-name="T57">declare(strict_types=1);</text:span><text:span text:style-name="T31"> </text:span></text:p>
      <text:p text:style-name="P229"/>
      <text:p text:style-name="P220"><text:span text:style-name="T50">Example </text:span><text:span text:style-name="T51">3</text:span><text:span text:style-name="T50">:</text:span></text:p>
      <text:p text:style-name="P105">&lt;?php</text:p>
      <text:p text:style-name="P107">function sayHello(string $name) {</text:p>
      <text:p text:style-name="P107"><text:s text:c="4"/>echo gettype($name);</text:p>
      <text:p text:style-name="P107">}</text:p>
      <text:p text:style-name="P111">sayHello(100);</text:p>
      <text:p text:style-name="P111">?&gt;</text:p>
      <text:p text:style-name="P88">// string</text:p>
      <text:p text:style-name="P88"/>
      <text:p text:style-name="P61">Example <text:span text:style-name="T107">4</text:span>:</text:p>
      <text:p text:style-name="P109">&lt;?php</text:p>
      <text:p text:style-name="P208">declare(strict_types=1);</text:p>
      <text:p text:style-name="P107">function sayHello(string $name) {</text:p>
      <text:p text:style-name="P107"><text:s text:c="4"/>echo gettype($name);</text:p>
      <text:p text:style-name="P108">}</text:p>
      <text:p text:style-name="P109">sayHello(100);</text:p>
      <text:p text:style-name="P109">?&gt;</text:p>
      <text:p text:style-name="P87">/*Fatal error: Uncaught TypeError: Argument 1 passed to sayHello() must be </text:p>
      <text:p text:style-name="P87">of the type string, integer given,*/</text:p>
      <text:p text:style-name="P229"/>
      <text:p text:style-name="P3">Alternate Null Type Syntax</text:p>
      <text:p text:style-name="P223"/>
      <text:p text:style-name="P216">PHP 7.1 introduced a new way to type hint variables that may be null.<text:tab/></text:p>
      <text:p text:style-name="P215"><text:span text:style-name="T52">Example </text:span><text:span text:style-name="T53">5</text:span><text:span text:style-name="T52">:</text:span></text:p>
      <text:p text:style-name="P223"/>
      <text:p text:style-name="P105">&lt;?php</text:p>
      <text:p text:style-name="P107">function myFunc(<text:span text:style-name="T77">?</text:span>MyObject $myObj){</text:p>
      <text:p text:style-name="P107"><text:s text:c="4"/>echo "hello world";</text:p>
      <text:p text:style-name="P109">}</text:p>
      <text:p text:style-name="P206">// this is allowed</text:p>
      <text:p text:style-name="P112">myFunc(null);</text:p>
      <text:p text:style-name="P206">// this produces a fatal error: Too few arguments</text:p>
      <text:p text:style-name="P123">myFunc();</text:p>
      <text:p text:style-name="P230"><text:span text:style-name="T70">Note</text:span><text:span text:style-name="T71"> : The argument is not optional; <text:s/>you have to explicitly pass null or an object of the specified type.</text:span></text:p>
      <text:p text:style-name="P3"><text:soft-page-break/>Optional Arguments</text:p>
      <text:p text:style-name="P223"/>
      <text:p text:style-name="P104">&lt;?php</text:p>
      <text:p text:style-name="P107">function sayHi($message = 'world') {</text:p>
      <text:p text:style-name="P109"><text:s text:c="4"/>echo "Hello $message";</text:p>
      <text:p text:style-name="P107">}</text:p>
      <text:p text:style-name="P116">sayHi();</text:p>
      <text:p text:style-name="P115">?&gt;</text:p>
      <text:p text:style-name="P89">/*Hello $message*/</text:p>
      <text:p text:style-name="P210"><text:span text:style-name="T54">Note: </text:span><text:span text:style-name="T50"><text:s/>PHP 7 will throw an ArgumentCountError if you do not supply all the mandatory parameters to a function. </text:span></text:p>
      <text:p text:style-name="P69">As of PHP 8.0.0, passing mandatory arguments after optional arguments is deprecated. </text:p>
      <text:p text:style-name="P210"/>
      <text:p text:style-name="P217"><text:span text:style-name="T58">Note:</text:span> Null can not be used as a standalone type</text:p>
      <text:p text:style-name="P210"/>
      <text:p text:style-name="P210"/>
      <text:h text:style-name="P1" text:outline-level="1">Overloading in PHP</text:h>
      <text:p text:style-name="P2"/>
      <text:p text:style-name="P12">In other programming languages, overloading usually refers to declaring multiple functions with the same name but with differing quantities and types of arguments.</text:p>
      <text:p text:style-name="P11"><text:span text:style-name="T62">PHP will not let you redeclare the same function name</text:span>. However, PHP does let you call a function with different arguments and offers you some functions to be able to access the arguments that a function was called with.</text:p>
      <text:p text:style-name="P11"/>
      <text:p text:style-name="P11"/>
      <text:p text:style-name="P62"><text:span text:style-name="Strong_20_Emphasis"><text:span text:style-name="T60">func_num_args</text:span></text:span><text:span text:style-name="T59">(): </text:span><text:span text:style-name="T61">int<text:tab/><text:tab/><text:tab/></text:span><text:span text:style-name="T111">Gets the number of arguments passed to the function.</text:span></text:p>
      <text:p text:style-name="P190"/>
      <text:p text:style-name="P62"><text:span text:style-name="Strong_20_Emphasis"><text:span text:style-name="T60">func_get_args</text:span></text:span><text:span text:style-name="T59">(): </text:span><text:span text:style-name="T61">array<text:tab/><text:tab/><text:tab/></text:span><text:span text:style-name="T112">Gets an array of the function's argument list.</text:span></text:p>
      <text:p text:style-name="P190"/>
      <text:p text:style-name="Standard"><text:span text:style-name="Strong_20_Emphasis"><text:span text:style-name="T20">func_get_arg</text:span></text:span><text:span text:style-name="T17">(</text:span><text:span text:style-name="T26">int</text:span><text:span text:style-name="T17"> </text:span><text:span text:style-name="Source_20_Text"><text:span text:style-name="T21">$position</text:span></text:span><text:span text:style-name="T17">): </text:span><text:span text:style-name="Strong_20_Emphasis"><text:span text:style-name="T20">mixed<text:tab/></text:span></text:span><text:span text:style-name="T48">Gets the specified argument from a user-defined function's</text:span><text:span text:style-name="T25"> <text:tab/><text:tab/><text:tab/><text:tab/><text:tab/><text:tab/></text:span><text:span text:style-name="T48">argument list.</text:span></text:p>
      <text:p text:style-name="P11"/>
      <text:p text:style-name="P13"><text:span text:style-name="T79">Example </text:span><text:span text:style-name="T80">6</text:span><text:span text:style-name="T79">:</text:span></text:p>
      <text:p text:style-name="P11"/>
      <text:p text:style-name="P100">&lt;?php</text:p>
      <text:p text:style-name="P121">function foo() {</text:p>
      <text:p text:style-name="P118"><text:s text:c="3"/>$numArgs = func_num_args();</text:p>
      <text:p text:style-name="P118"><text:s text:c="3"/>$args = func_get_args();</text:p>
      <text:p text:style-name="P118"><text:s text:c="3"/>$fistArg = func_get_arg(0);</text:p>
      <text:p text:style-name="P117"/>
      <text:p text:style-name="P117"><text:s text:c="3"/>echo 'Number or arguments: ' . $numArgs . '&lt;br&gt;';</text:p>
      <text:p text:style-name="P117"><text:s text:c="3"/>echo '1st argument: ' . $fistArg . '&lt;br&gt;';</text:p>
      <text:p text:style-name="P119"><text:s text:c="3"/>var_export($args);</text:p>
      <text:p text:style-name="P120">}</text:p>
      <text:p text:style-name="P120">foo('000', 1, 'two', 'THREE', 'iv');</text:p>
      <text:p text:style-name="P117">?&gt;</text:p>
      <text:p text:style-name="P11"/>
      <text:p text:style-name="P11"/>
      <text:p text:style-name="P83">/*</text:p>
      <text:p text:style-name="P83">Number or arguments: 5<text:line-break/>1st argument: 000<text:line-break/>array ( 0 =&gt; '000', 1 =&gt; 1, 2 =&gt; 'two', 3 =&gt; 'THREE', 4 =&gt; 'iv', )</text:p>
      <text:p text:style-name="P83">*/</text:p>
      <text:p text:style-name="P11"/>
      <text:p text:style-name="P15"><text:soft-page-break/><text:span text:style-name="T79">Example </text:span><text:span text:style-name="T81">7 </text:span><text:span text:style-name="T93">(</text:span><text:span text:style-name="T79">chang</text:span><text:span text:style-name="T93">ing</text:span><text:span text:style-name="T79"> the value of an argument in a function</text:span><text:span text:style-name="T93">)</text:span><text:span text:style-name="T79">:</text:span></text:p>
      <text:p text:style-name="P101"/>
      <text:p text:style-name="P102">&lt;?php</text:p>
      <text:p text:style-name="P99">function bar(?string $data): void {</text:p>
      <text:p text:style-name="P117"><text:s text:c="4"/>$data = 'Changed';</text:p>
      <text:p text:style-name="P117"/>
      <text:p text:style-name="P120"><text:s text:c="4"/>if (func_num_args() &gt; 0) {</text:p>
      <text:p text:style-name="P117"><text:s text:c="8"/>echo func_get_arg(0) ‘&lt;<text:span text:style-name="T145">br</text:span>&gt;’;</text:p>
      <text:p text:style-name="P137"><text:tab/> <text:s/>var_export(func_get_args());</text:p>
      <text:p text:style-name="P117"><text:s text:c="4"/>} </text:p>
      <text:p text:style-name="P122">}</text:p>
      <text:p text:style-name="P117">bar(‘<text:span text:style-name="T145">hallo</text:span><text:span text:style-name="T115">’, ‘</text:span><text:span text:style-name="T145">world’</text:span>);</text:p>
      <text:p text:style-name="P120">?&gt;</text:p>
      <text:p text:style-name="P90">Changed </text:p>
      <text:p text:style-name="P92">array ( 0 =&gt; 'Changed', 1 =&gt; 'world', )</text:p>
      <text:p text:style-name="P11"/>
      <text:p text:style-name="P16">In PHP 5, this outputs Variable, but in PHP 7, it outputs Changed. </text:p>
      <text:p text:style-name="P16">This shows that in PHP 7 if you change the value of an argument in a function, then the value returned by func_get_arg() will be the new value and not the original value.</text:p>
      <text:p text:style-name="P11"/>
      <text:p text:style-name="P222"/>
      <text:p text:style-name="P8">Variadics</text:p>
      <text:p text:style-name="P221"/>
      <text:p text:style-name="P17">By using the ... token in <text:span text:style-name="T116">the</text:span> argument list, <text:s/><text:span text:style-name="T116">it is </text:span>specify that the function will accept a variable number of parameters.</text:p>
      <text:p text:style-name="P18">The variadic parameters are made available in <text:span text:style-name="T116">the</text:span> function as an array. If mixing normal fixed parameters with a variadic syntax, then the variadic parameter must be the last parameter in the list of parameters.</text:p>
      <text:p text:style-name="P14"><text:span text:style-name="T79">Example </text:span><text:span text:style-name="T82">8</text:span><text:span text:style-name="T79">:</text:span></text:p>
      <text:p text:style-name="P124">&lt;?php</text:p>
      <text:p text:style-name="P125">function baz($required, $optional = null, ...$variadic) {</text:p>
      <text:p text:style-name="P132"><text:s text:c="4"/>printf(</text:p>
      <text:p text:style-name="P132"><text:s text:c="8"/>'Required: %d; Optional: %d; number of variadic parameters: %d &lt;br&gt;', </text:p>
      <text:p text:style-name="P132"><text:s text:c="9"/>$required, $optional, count($variadic)</text:p>
      <text:p text:style-name="P132"><text:s text:c="4"/>);</text:p>
      <text:p text:style-name="P132">}</text:p>
      <text:p text:style-name="P132"/>
      <text:p text:style-name="P134">baz(1);<text:tab/><text:tab/><text:tab/> <text:span text:style-name="T137">Required: 1; Optional: 0; number of variadic parameters: 0</text:span></text:p>
      <text:p text:style-name="P134">baz(1, 2);<text:tab/><text:tab/><text:tab/> <text:span text:style-name="T137">Required: 1; Optional: 2; number of variadic parameters: 0</text:span></text:p>
      <text:p text:style-name="P134">baz(1, 2, 3);<text:tab/><text:tab/> <text:span text:style-name="T137">Required: 1; Optional: 2; number of variadic parameters: 1</text:span></text:p>
      <text:p text:style-name="P134">baz(1, 2, 3, 4);<text:tab/><text:tab/> <text:span text:style-name="T137">Required: 1; Optional: 2; number of variadic parameters: 2</text:span></text:p>
      <text:p text:style-name="P135">baz(1, 2, 3, 4, 5);<text:tab/> <text:span text:style-name="T137">Required: 1; Optional: 2; number of variadic parameters: 3</text:span></text:p>
      <text:p text:style-name="P136">?&gt;</text:p>
      <table:table table:name="Table1" table:style-name="Table1">
        <table:table-column table:style-name="Table1.A"/>
        <table:table-column table:style-name="Table1.B"/>
        <table:table-row table:style-name="TableLine93872233934272">
          <table:table-cell table:style-name="Table1.A1" office:value-type="string">
            <text:p text:style-name="P186">&lt;?php</text:p>
            <text:p text:style-name="P186">function baz($required, $optional=null, ...$variadics) {</text:p>
            <text:p text:style-name="P186"><text:s text:c="4"/>echo func_num_args();</text:p>
            <text:p text:style-name="P186"><text:s text:c="4"/>var_export( $variadics);</text:p>
            <text:p text:style-name="P186"><text:s text:c="4"/>var_export( func_get_args()); }</text:p>
            <text:p text:style-name="P186"/>
            <text:p text:style-name="P186">baz(1, 2, 3, 4, 5);</text:p>
            <text:p text:style-name="P187">?&gt;</text:p>
          </table:table-cell>
          <table:table-cell table:style-name="Table1.A1" office:value-type="string">
            <text:p text:style-name="P98"/>
            <text:p text:style-name="P98"/>
            <text:p text:style-name="P98"/>
            <text:p text:style-name="P98"/>
            <text:p text:style-name="P98"/>
            <text:p text:style-name="P98">5<text:line-break/>array ( 0 =&gt; 3, 1 =&gt; 4, 2 =&gt; 5, )<text:line-break/>array ( 0 =&gt; 1, 1 =&gt; 2, 2 =&gt; 3, 3 =&gt; 4, 4 =&gt; 5, )</text:p>
          </table:table-cell>
        </table:table-row>
      </table:table>
      <text:p text:style-name="P5"><text:soft-page-break/><text:span text:style-name="T146">References </text:span><text:span text:style-name="T147">P</text:span><text:span text:style-name="T146">arameter</text:span></text:p>
      <text:p text:style-name="P20">The <text:span text:style-name="T6">&amp;</text:span> operator marks the parameter as being passed by reference.</text:p>
      <text:p text:style-name="P22"><text:span text:style-name="T79">Example </text:span><text:span text:style-name="T83">9</text:span><text:span text:style-name="T79">:</text:span></text:p>
      <text:p text:style-name="P129">&lt;?<text:span text:style-name="T117">php</text:span></text:p>
      <text:p text:style-name="P124">function addOne(<text:span text:style-name="T77">&amp;</text:span>$arg) {</text:p>
      <text:p text:style-name="P132"><text:s text:c="4"/>$arg++;</text:p>
      <text:p text:style-name="P133">}</text:p>
      <text:p text:style-name="P132">$a = 1;</text:p>
      <text:p text:style-name="P132">addOne($a);</text:p>
      <text:p text:style-name="P131">echo $a; </text:p>
      <text:p text:style-name="P130">?&gt;</text:p>
      <text:p text:style-name="P244"/>
      <text:p text:style-name="P90">2</text:p>
      <text:p text:style-name="P91"/>
      <text:p text:style-name="P25"><text:span text:style-name="T148">You can only pass varables, if the </text:span>argument is defined <text:s/>as reference <text:span text:style-name="T148">else a fatal error is produced.</text:span></text:p>
      <text:p text:style-name="P19"/>
      <text:p text:style-name="P19">If a function argument is not defined as being a reference, then you cannot pass a <text:s/>reference in that argument.</text:p>
      <text:p text:style-name="P221"/>
      <text:p text:style-name="P23"><text:span text:style-name="T79">Example </text:span><text:span text:style-name="T84">10</text:span><text:span text:style-name="T79">:</text:span></text:p>
      <text:p text:style-name="P127">&lt;?php</text:p>
      <text:p text:style-name="P126">function addOne($arg) {</text:p>
      <text:p text:style-name="P126"><text:s text:c="4"/>$arg++;</text:p>
      <text:p text:style-name="P127">}</text:p>
      <text:p text:style-name="P126">$a = 0;</text:p>
      <text:p text:style-name="P126">addOne(&amp;$a); </text:p>
      <text:p text:style-name="P127">echo $a;</text:p>
      <text:p text:style-name="P127">?&gt;</text:p>
      <text:p text:style-name="P203">// fatal error as of PHP 5.4.0</text:p>
      <text:p text:style-name="P221"/>
      <text:p text:style-name="P6"/>
      <text:p text:style-name="P6"/>
      <text:p text:style-name="P6">Variable Functions</text:p>
      <text:p text:style-name="P221"/>
      <text:p text:style-name="P24"><text:span text:style-name="T79">Example </text:span><text:span text:style-name="T84">1</text:span><text:span text:style-name="T85">1</text:span><text:span text:style-name="T79">:</text:span></text:p>
      <text:p text:style-name="P124">&lt;?php</text:p>
      <text:p text:style-name="P124">function foo() {</text:p>
      <text:p text:style-name="P124">    echo 'Foo';</text:p>
      <text:p text:style-name="P127">}</text:p>
      <text:p text:style-name="P124">$var = 'foo';</text:p>
      <text:p text:style-name="P128">$var(); </text:p>
      <text:p text:style-name="P128"/>
      <text:p text:style-name="P93">// <text:span text:style-name="T120">Foo</text:span></text:p>
      <text:p text:style-name="P221"/>
      <text:p text:style-name="P221"/>
      <text:p text:style-name="P21"><text:span text:style-name="T62">Note:</text:span> </text:p>
      <text:p text:style-name="P21">Language constructs such as we saw earlier are not functions. You cannot use them as variable functions.</text:p>
      <text:p text:style-name="P21">You can call any callable as a variable function.</text:p>
      <text:p text:style-name="P21"/>
      <text:p text:style-name="P7"><text:soft-page-break/>Returns</text:p>
      <text:p text:style-name="P33">Using the return statement will prevent further code from executing in your function.</text:p>
      <text:p text:style-name="P34">If you return from the root scope, then your program will terminate.</text:p>
      <text:p text:style-name="P27"><text:span text:style-name="T86">Example </text:span><text:span text:style-name="T87">1</text:span><text:span text:style-name="T88">2</text:span><text:span text:style-name="T86">:</text:span></text:p>
      <text:p text:style-name="P143">&lt;?php</text:p>
      <text:p text:style-name="P143">return "hello";</text:p>
      <text:p text:style-name="P144">echo "This is never run";</text:p>
      <text:p text:style-name="P26"><text:span text:style-name="T118">PHP will return </text:span><text:span text:style-name="T63">NULL</text:span><text:span text:style-name="T118"> if you do not specify a return value for your function using the</text:span><text:span text:style-name="T9"> return </text:span><text:span text:style-name="T118">keyword.</text:span></text:p>
      <text:p text:style-name="P33"/>
      <text:p text:style-name="P33"/>
      <text:p text:style-name="P10">Return Type Declarations</text:p>
      <text:p text:style-name="P33">To specify what variable type the function will return, place a colon and the type after the parameters braces.</text:p>
      <text:p text:style-name="P33"/>
      <text:p text:style-name="P35">Because PHP is in coercive mode by default, <text:span text:style-name="T119">if the wrong varable type has been given as argument,</text:span> <text:span text:style-name="T119">php</text:span> <text:s/><text:span text:style-name="T119">will try to <text:s/></text:span>converts <text:span text:style-name="T120">it</text:span><text:span text:style-name="T119"> to the specifed </text:span><text:span text:style-name="T120">type </text:span>when it returns from the function. </text:p>
      <text:p text:style-name="P53">If we declared strict mode <text:span text:style-name="T120">or PHP is unable to convert it</text:span>, then PHP would generate a TypeError.</text:p>
      <text:p text:style-name="P35"/>
      <text:p text:style-name="P28"><text:span text:style-name="T86">Example </text:span><text:span text:style-name="T87">1</text:span><text:span text:style-name="T89">3</text:span><text:span text:style-name="T86">:</text:span></text:p>
      <text:p text:style-name="P141">&lt;?<text:span text:style-name="T121">php</text:span></text:p>
      <text:p text:style-name="P138">function getFullName($nameAndSurname)<text:span text:style-name="T77">: string</text:span> {</text:p>
      <text:p text:style-name="P153"><text:s text:c="4"/>return $nameAndSurname;</text:p>
      <text:p text:style-name="P153">}</text:p>
      <text:p text:style-name="P153"/>
      <text:p text:style-name="P158">echo gettype(getFullName(123456));</text:p>
      <text:p text:style-name="P153">?&gt;</text:p>
      <text:p text:style-name="P35"/>
      <text:p text:style-name="P72">// string</text:p>
      <text:p text:style-name="P72"/>
      <text:p text:style-name="P72"/>
      <text:p text:style-name="P35"><text:span text:style-name="T62">Note: <text:s/></text:span>You can't specify strict mode for just the<text:span text:style-name="T10"> return </text:span>or<text:span text:style-name="T10"> argument </text:span>type declarations. If you specify strict mode, it will affect both.</text:p>
      <text:p text:style-name="P35"/>
      <text:p text:style-name="P35"/>
      <text:p text:style-name="P9">Return Void</text:p>
      <text:p text:style-name="P29"><text:span text:style-name="T86">Example </text:span><text:span text:style-name="T87">1</text:span><text:span text:style-name="T90">4<text:tab/>"void" (PHP 7.1+)</text:span><text:span text:style-name="T86">:</text:span></text:p>
      <text:p text:style-name="P139">&lt;?php</text:p>
      <text:p text:style-name="P138">function sayHello()<text:span text:style-name="T77">:void</text:span> {</text:p>
      <text:p text:style-name="P153"><text:s text:c="4"/>echo 'Hello World! &lt;br&gt;';</text:p>
      <text:p text:style-name="P153">}</text:p>
      <text:p text:style-name="P153"/>
      <text:p text:style-name="P153">$greedings = sayHello();</text:p>
      <text:p text:style-name="P158">var_dump($greedings);</text:p>
      <text:p text:style-name="P153">?&gt;</text:p>
      <text:p text:style-name="P138"/>
      <text:p text:style-name="P73"/>
      <text:p text:style-name="P73">Hello World!<text:line-break/>NULL</text:p>
      <text:p text:style-name="P72"/>
      <text:h text:style-name="P71" text:outline-level="3"><text:soft-page-break/><text:span text:style-name="T72">Using </text:span><text:span text:style-name="Source_20_Text"><text:span text:style-name="T73">static</text:span></text:span><text:span text:style-name="T72"> variables</text:span></text:h>
      <text:p text:style-name="P72"/>
      <text:p text:style-name="P37">A static variable exists only in a local function scope, but it does not lose its value when program execution, leaves this scope.</text:p>
      <text:p text:style-name="P30"><text:span text:style-name="T86">Example </text:span><text:span text:style-name="T87">1</text:span><text:span text:style-name="T91">5</text:span><text:span text:style-name="T86">:</text:span></text:p>
      <text:p text:style-name="P145">&lt;?<text:span text:style-name="T122">php<text:tab/><text:tab/><text:tab/><text:tab/><text:tab/><text:tab/><text:tab/><text:tab/><text:tab/></text:span>&lt;?<text:span text:style-name="T122">php</text:span></text:p>
      <text:p text:style-name="P145">function blue() {<text:tab/><text:tab/><text:tab/><text:tab/><text:tab/><text:tab/><text:tab/>function red() {</text:p>
      <text:p text:style-name="P155"><text:s text:c="4"/>$b = 0;<text:tab/><text:tab/><text:tab/><text:tab/><text:tab/><text:tab/><text:tab/><text:tab/> <text:s text:c="3"/><text:span text:style-name="T77">static</text:span> $r = 0;</text:p>
      <text:p text:style-name="P155"><text:s text:c="4"/>$b++;<text:tab/><text:tab/><text:tab/><text:tab/><text:tab/><text:tab/><text:tab/><text:tab/> <text:s text:c="3"/>$r++;</text:p>
      <text:p text:style-name="P155"><text:s text:c="4"/>return $b;<text:tab/><text:tab/><text:tab/><text:tab/><text:tab/><text:tab/><text:tab/> <text:s text:c="3"/>return $r;</text:p>
      <text:p text:style-name="P156">}<text:tab/><text:tab/><text:tab/><text:tab/><text:tab/><text:tab/><text:tab/><text:tab/><text:tab/>}</text:p>
      <text:p text:style-name="P155">echo blue();<text:tab/><text:tab/><text:tab/><text:tab/><text:tab/><text:tab/><text:tab/>echo red();</text:p>
      <text:p text:style-name="P155">echo blue();<text:tab/><text:tab/><text:tab/><text:tab/><text:tab/><text:tab/><text:tab/>echo red();</text:p>
      <text:p text:style-name="P155">echo blue();<text:tab/><text:tab/><text:tab/><text:tab/><text:tab/><text:tab/><text:tab/>echo red();</text:p>
      <text:p text:style-name="P155">?&gt;<text:tab/><text:tab/><text:tab/><text:tab/><text:tab/><text:tab/><text:tab/><text:tab/><text:tab/>?&gt;</text:p>
      <text:p text:style-name="P138"/>
      <text:p text:style-name="P79">// 111<text:tab/><text:tab/><text:tab/><text:tab/><text:tab/><text:tab/><text:tab/><text:tab/>// 1<text:span text:style-name="T122">23</text:span></text:p>
      <text:p text:style-name="P46"><text:span text:style-name="T122">S</text:span>tatic variables also provide one way to deal with recursive functions. </text:p>
      <text:p text:style-name="P157"/>
      <text:p text:style-name="P159"><text:span text:style-name="Source_20_Text"><text:span text:style-name="T73">Return by Reference</text:span></text:span></text:p>
      <text:p text:style-name="P65">It is possible to declare a function so that it returns a reference to a variable, rather than a copy of the variable. </text:p>
      <text:p text:style-name="P65">To declare a function as return by reference, you place an <text:span text:style-name="T6">&amp;</text:span> operator in front of its name.</text:p>
      <text:p text:style-name="P66">Then, when calling the function, you also place the <text:span text:style-name="T6">&amp;</text:span> operator in front of the call, <text:span text:style-name="T123">else it will assign by value.</text:span></text:p>
      <text:p text:style-name="P31"><text:span text:style-name="T86">Example </text:span><text:span text:style-name="T87">1</text:span><text:span text:style-name="T91">5</text:span><text:span text:style-name="T86">:</text:span></text:p>
      <text:p text:style-name="P140">&lt;?php</text:p>
      <text:p text:style-name="P154">function <text:span text:style-name="T77">&amp;</text:span>collector() {</text:p>
      <text:p text:style-name="P153"><text:s text:c="4"/>static $collection = array();</text:p>
      <text:p text:style-name="P153"><text:s text:c="4"/>return $collection;</text:p>
      <text:p text:style-name="P157">}</text:p>
      <text:p text:style-name="P153">$myCollection = <text:span text:style-name="T77">&amp;</text:span>collector();</text:p>
      <text:p text:style-name="P207">$myCollection[] = 'silver britannia';</text:p>
      <text:p text:style-name="P153"/>
      <text:p text:style-name="P153">$yourCollection = <text:span text:style-name="T77">&amp;</text:span>collector();</text:p>
      <text:p text:style-name="P207">array_push($yourCollection, 'golden eagles');</text:p>
      <text:p text:style-name="P153"/>
      <text:p text:style-name="P207">array_push(collector(), 'krugerrand');</text:p>
      <text:p text:style-name="P153"/>
      <text:p text:style-name="P158">var_export($myCollection);</text:p>
      <text:p text:style-name="P153">?&gt;</text:p>
      <text:p text:style-name="P64"/>
      <text:p text:style-name="P75">// array ( 0 =&gt; 'silver britannia', 1 =&gt; 'golden eagles', 2 =&gt; 'krugerrand', )</text:p>
      <text:p text:style-name="P42"><text:span text:style-name="Strong_20_Emphasis"><text:span text:style-name="T110">Note</text:span></text:span><text:span text:style-name="T110">: </text:span><text:span text:style-name="T108">Note that  </text:span><text:span text:style-name="Source_20_Text"><text:span text:style-name="T8">array_push(</text:span></text:span><text:span text:style-name="Source_20_Text"><text:span text:style-name="T78">&amp;</text:span></text:span><text:span text:style-name="Source_20_Text"><text:span text:style-name="T8">collector(), 'foo');</text:span></text:span><text:span text:style-name="T11"> </text:span><text:span text:style-name="T108">will </text:span><text:span text:style-name="Emphasis"><text:span text:style-name="T109">not</text:span></text:span><text:span text:style-name="T108"> work, it results in a fatal error.</text:span></text:p>
      <text:p text:style-name="P67"><text:span text:style-name="T149">Also t</text:span>he function itself must return a variable. If you try to return, for example, a numeric literal like 1, a runtime error will be generated.</text:p>
      <text:p text:style-name="P67">Two use cases for this, are the Factory pattern and for obtaining a resource like a filehandle or database connection.</text:p>
      <text:p text:style-name="P68"><text:soft-page-break/><text:span text:style-name="Source_20_Text"><text:span text:style-name="T3">Variable Scope in Functions</text:span></text:span></text:p>
      <text:p text:style-name="P39">PHP has three levels of scope—global, function, and class. Every time a function is called, a new function scope is created. You can include global scope variables into your function in one of two ways:</text:p>
      <text:p text:style-name="P40">By using the superglobal <text:span text:style-name="T6">$GLOBAL</text:span>, <text:s/>or by using the <text:span text:style-name="T6">global </text:span>keyword.</text:p>
      <text:p text:style-name="P32"><text:span text:style-name="T86">Example </text:span><text:span text:style-name="T87">1</text:span><text:span text:style-name="T92">6</text:span><text:span text:style-name="T86">:</text:span><text:span text:style-name="T118"><text:tab/></text:span><text:span text:style-name="T86">Example </text:span><text:span text:style-name="T87">1</text:span><text:span text:style-name="T92">7</text:span><text:span text:style-name="T86">:</text:span></text:p>
      <text:p text:style-name="P70"><text:span text:style-name="T124">&lt;?php<text:tab/>&lt;?php<text:tab/><text:tab/><text:tab/></text:span><text:line-break/><text:span text:style-name="T124">$a </text:span><text:span text:style-name="T126">= </text:span><text:span text:style-name="T124">1</text:span><text:span text:style-name="T126">;<text:tab/></text:span><text:span text:style-name="T124">$</text:span><text:span text:style-name="T125">c</text:span><text:span text:style-name="T124"> </text:span><text:span text:style-name="T126">= </text:span><text:span text:style-name="T125">3</text:span><text:span text:style-name="T126">;</text:span><text:line-break/><text:span text:style-name="T124">$b </text:span><text:span text:style-name="T126">= </text:span><text:span text:style-name="T124">2</text:span><text:span text:style-name="T126">;<text:tab/></text:span><text:span text:style-name="T124">$</text:span><text:span text:style-name="T125">d</text:span><text:span text:style-name="T124"> </text:span><text:span text:style-name="T126">= </text:span><text:span text:style-name="T125">4</text:span><text:span text:style-name="T126">;</text:span><text:line-break/><text:tab/><text:line-break/><text:span text:style-name="T126">function </text:span><text:span text:style-name="T124">Sum</text:span><text:span text:style-name="T126">(){<text:tab/>function </text:span><text:span text:style-name="T124">Sum</text:span><text:span text:style-name="T126">()</text:span><text:span text:style-name="T127">{</text:span><text:line-break/><text:line-break/><text:span text:style-name="T126">    global </text:span><text:span text:style-name="T124">$a</text:span><text:span text:style-name="T126">, </text:span><text:span text:style-name="T124">$b</text:span><text:span text:style-name="T126">;<text:tab/>    </text:span><text:span text:style-name="T124">$GLOBALS</text:span><text:span text:style-name="T126">[</text:span><text:span text:style-name="T128">'</text:span><text:span text:style-name="T129">c</text:span><text:span text:style-name="T128">'</text:span><text:span text:style-name="T126">] = </text:span><text:span text:style-name="T124">$GLOBALS</text:span><text:span text:style-name="T126">[</text:span><text:span text:style-name="T128">'</text:span><text:span text:style-name="T129">c</text:span><text:span text:style-name="T128">'</text:span><text:span text:style-name="T126">] + </text:span><text:span text:style-name="T124">$GLOBALS</text:span><text:span text:style-name="T126">[</text:span><text:span text:style-name="T128">'</text:span><text:span text:style-name="T129">d</text:span><text:span text:style-name="T128">'</text:span><text:span text:style-name="T126">];</text:span><text:line-break/><text:line-break/><text:span text:style-name="T126">    </text:span><text:span text:style-name="T124">$b </text:span><text:span text:style-name="T126">= </text:span><text:span text:style-name="T124">$a </text:span><text:span text:style-name="T126">+ </text:span><text:span text:style-name="T124">$b</text:span><text:span text:style-name="T126">;<text:tab/>} </text:span><text:line-break/><text:span text:style-name="T126">} <text:tab/></text:span><text:line-break/><text:line-break/><text:span text:style-name="T124">Sum</text:span><text:span text:style-name="T126">();<text:tab/></text:span><text:span text:style-name="T124">Sum</text:span><text:span text:style-name="T126">();</text:span><text:line-break/><text:span text:style-name="T126">echo </text:span><text:span text:style-name="T124">$b</text:span><text:span text:style-name="T126">;<text:tab/>echo </text:span><text:span text:style-name="T124">$</text:span><text:span text:style-name="T125">c</text:span><text:span text:style-name="T126">;</text:span><text:line-break/><text:span text:style-name="T124">?&gt;<text:tab/>?&gt;</text:span></text:p>
      <text:p text:style-name="P204"/>
      <text:p text:style-name="P77">// 3<text:tab/>// 7</text:p>
      <text:p text:style-name="P235"><text:span text:style-name="Source_20_Text"><text:span text:style-name="T47">Lambda and Closure</text:span></text:span></text:p>
      <text:p text:style-name="P240"><text:span text:style-name="T35">A</text:span><text:span text:style-name="T41"> lambda</text:span><text:span text:style-name="T35"> in PHP is an anonymous function that can be stored as a variable. </text:span><text:span text:style-name="T36">When assigning a lambda to a variable, a</text:span><text:span text:style-name="T38">dding a</text:span><text:span text:style-name="T41"> semicolon</text:span><text:span text:style-name="T35"> </text:span><text:span text:style-name="T36">is required</text:span><text:span text:style-name="T35"> after the function definition because anonymous function definitions are expressions.</text:span></text:p>
      <text:p text:style-name="P238"><text:span text:style-name="T44">Example </text:span><text:span text:style-name="T45">1</text:span><text:span text:style-name="T46">8</text:span><text:span text:style-name="T44">:</text:span></text:p>
      <text:p text:style-name="P148">&lt;?php</text:p>
      <text:p text:style-name="P149">$lambda = function ($n, $m) {</text:p>
      <text:p text:style-name="P160">    return $n + $m;</text:p>
      <text:p text:style-name="P160">};</text:p>
      <text:p text:style-name="P160"/>
      <text:p text:style-name="P162">echo  $lambda(4, 5);</text:p>
      <text:p text:style-name="P162">var_export(gettype($lambda));</text:p>
      <text:p text:style-name="P162">var_export(is_callable($lambda));</text:p>
      <text:p text:style-name="P162">var_export(get_class($lambda));</text:p>
      <text:p text:style-name="P161">?&gt;</text:p>
      <text:p text:style-name="P97">9</text:p>
      <text:p text:style-name="P97">'object '</text:p>
      <text:p text:style-name="P97">true</text:p>
      <text:p text:style-name="P97">'Closure' </text:p>
      <text:p text:style-name="P96"/>
      <text:p text:style-name="P237"><text:span text:style-name="T41">Note: <text:s text:c="2"/></text:span><text:span text:style-name="T36">I</text:span><text:span text:style-name="T35">n PHP lambdas and closures are implemented as objects instantiated from the Closure class.</text:span></text:p>
      <text:p text:style-name="P236"><text:soft-page-break/><text:span text:style-name="T35">A </text:span><text:span text:style-name="T41">Closure</text:span><text:span text:style-name="T35"> </text:span><text:span text:style-name="T37">i</text:span><text:span text:style-name="T35">s the same as a Lambda. But it can access variables from the outside scope without using global variables. (it can encapsulates the state of its surrounding environment).</text:span></text:p>
      <text:p text:style-name="P239"><text:span text:style-name="T44">Example </text:span><text:span text:style-name="T45">1</text:span><text:span text:style-name="T46">9</text:span><text:span text:style-name="T44">:</text:span><text:span text:style-name="T113"><text:line-break/></text:span><text:span text:style-name="T32"><text:line-break/></text:span><text:span text:style-name="T29">&lt;?</text:span><text:span text:style-name="T30">php</text:span></text:p>
      <text:p text:style-name="P151">$user = "Philip";</text:p>
      <text:p text:style-name="P151"/>
      <text:p text:style-name="P151">$greeting = function () <text:span text:style-name="T133">use ($user)</text:span> {</text:p>
      <text:p text:style-name="P151"><text:s text:c="4"/><text:span text:style-name="T130">return</text:span> "Hello $user";</text:p>
      <text:p text:style-name="P151">};</text:p>
      <text:p text:style-name="P151"/>
      <text:p text:style-name="P151"><text:span text:style-name="T130">echo </text:span>$greeting(); </text:p>
      <text:p text:style-name="P147">?&gt;</text:p>
      <text:p text:style-name="P78">// "Hello Philip"</text:p>
      <text:p text:style-name="P43"><text:span text:style-name="T131">T</text:span>he Closure access the $user variable. <text:span text:style-name="T131">By using the</text:span><text:span text:style-name="T114"> </text:span><text:span text:style-name="T12">use </text:span><text:span text:style-name="T131">keywork in</text:span> the Closure function definition. </text:p>
      <text:p text:style-name="P44"><text:span text:style-name="Source_20_Text"><text:span text:style-name="T3">Early and Late Binding</text:span></text:span></text:p>
      <text:p text:style-name="P45"><text:span text:style-name="T131">To alter an </text:span>outside scope<text:span text:style-name="T131"> variable within the Closure, an ampersand need to be appended to the variable. An ampersand before a variable means this is a reference and so the original variable is also updated.</text:span> </text:p>
      <text:p text:style-name="P50">This is called <text:span text:style-name="T62">late binding</text:span>. <text:s/>In late binding <text:s/>the value and type of the variable is not declared until the closure is called. PHP will coerce the variable to a specific type and value when it needs to operate on it.</text:p>
      <text:p text:style-name="P35"/>
      <text:p text:style-name="P146"><text:span text:style-name="T68">Example </text:span><text:span text:style-name="T69">20</text:span><text:span text:style-name="T68">:</text:span></text:p>
      <text:p text:style-name="P152">&lt;?<text:span text:style-name="T132">php</text:span></text:p>
      <text:p text:style-name="P151">$i = 0;</text:p>
      <text:p text:style-name="P151"/>
      <text:p text:style-name="P205">// Increase counter within the scope</text:p>
      <text:p text:style-name="P205">// of the function but pass it as a reference</text:p>
      <text:p text:style-name="P151"/>
      <text:p text:style-name="P151">$closure = function () <text:span text:style-name="T133">use (&amp;$i)</text:span> {</text:p>
      <text:p text:style-name="P151"><text:s text:c="4"/>$i++;</text:p>
      <text:p text:style-name="P151">};</text:p>
      <text:p text:style-name="P151"/>
      <text:p text:style-name="P151">$closure();</text:p>
      <text:p text:style-name="P151"/>
      <text:p text:style-name="P150">echo $i; </text:p>
      <text:p text:style-name="P142">?&gt;</text:p>
      <text:p text:style-name="P74">// 1</text:p>
      <text:p text:style-name="P35"/>
      <text:p text:style-name="P35"><text:span text:style-name="Source_20_Text"><text:span text:style-name="T3">Binding Closures to Scopes</text:span></text:span></text:p>
      <text:p text:style-name="P35"/>
      <text:p text:style-name="P49">When you create a closure, it “closes over” the current scope and so can be thought of as being bound to a particular scope. The Closure class has two methods<text:span text:style-name="T13"> bind </text:span>and<text:span text:style-name="T13"> bindTo </text:span>and they allow you to change the scope to which the variable is bound:</text:p>
      <text:p text:style-name="P51"><text:soft-page-break/><text:span text:style-name="T62">Closure::bindTo()</text:span><text:span text:style-name="T136"> - </text:span>Create and return a new anonymous<text:span text:style-name="T135"> </text:span>function with the same body and bound variables as this one, but possibly with a different bound object and a new class scope.</text:p>
      <text:p text:style-name="Standard"><text:span text:style-name="T55">public</text:span><text:span text:style-name="T18"> </text:span><text:span text:style-name="Strong_20_Emphasis"><text:span text:style-name="T22">Closure::bindTo</text:span></text:span><text:span text:style-name="T18">(</text:span><text:span text:style-name="T27">?object</text:span><text:span text:style-name="T18"> </text:span><text:span text:style-name="Source_20_Text"><text:span text:style-name="T23">$newThis</text:span></text:span><text:span text:style-name="T18">, </text:span><text:span text:style-name="T27">object|string|null</text:span><text:span text:style-name="T18"> </text:span><text:span text:style-name="Source_20_Text"><text:span text:style-name="T23">$newScope</text:span></text:span><text:span text:style-name="T55"> = "static"</text:span><text:span text:style-name="T18">): </text:span><text:span text:style-name="T27">?</text:span><text:span text:style-name="Source_20_Text"><text:span text:style-name="T23">Closure</text:span></text:span></text:p>
      <text:p text:style-name="Standard"><text:span text:style-name="Source_20_Text"><text:span text:style-name="T23"/></text:span></text:p>
      <text:p text:style-name="P241"><text:span text:style-name="Source_20_Text"><text:span text:style-name="T42">Closure::bind</text:span></text:span><text:span text:style-name="Source_20_Text"><text:span text:style-name="T43">()</text:span></text:span><text:span text:style-name="Source_20_Text"><text:span text:style-name="T40"> -</text:span></text:span><text:span text:style-name="Source_20_Text"><text:span text:style-name="T39"> </text:span></text:span><text:span text:style-name="Source_20_Text"><text:span text:style-name="T40">T</text:span></text:span><text:span text:style-name="Source_20_Text"><text:span text:style-name="T39">his method is a static version of </text:span></text:span><text:a xlink:type="simple" xlink:href="https://www.php.net/manual/en/closure.bindto.php" text:style-name="Internet_20_link" text:visited-style-name="Visited_20_Internet_20_Link"><text:span text:style-name="Source_20_Text"><text:span text:style-name="T49">Closure::bindTo()</text:span></text:span></text:a><text:span text:style-name="Source_20_Text"><text:span text:style-name="T39">.</text:span></text:span></text:p>
      <text:p text:style-name="Standard"><text:span text:style-name="Source_20_Text"><text:span text:style-name="T56">public</text:span></text:span><text:span text:style-name="Source_20_Text"><text:span text:style-name="T19"> </text:span></text:span><text:span text:style-name="Source_20_Text"><text:span text:style-name="T56">static</text:span></text:span><text:span text:style-name="Source_20_Text"><text:span text:style-name="T19"> </text:span></text:span><text:span text:style-name="Source_20_Text"><text:span text:style-name="Strong_20_Emphasis"><text:span text:style-name="T24">Closure::bind</text:span></text:span></text:span><text:span text:style-name="Source_20_Text"><text:span text:style-name="T19">(</text:span></text:span><text:span text:style-name="Source_20_Text"><text:span text:style-name="T23">Closure</text:span></text:span><text:span text:style-name="Source_20_Text"><text:span text:style-name="T19"> </text:span></text:span><text:span text:style-name="Source_20_Text"><text:span text:style-name="T23">$closure</text:span></text:span><text:span text:style-name="Source_20_Text"><text:span text:style-name="T19">, </text:span></text:span><text:span text:style-name="Source_20_Text"><text:span text:style-name="T28">?object</text:span></text:span><text:span text:style-name="Source_20_Text"><text:span text:style-name="T19"> </text:span></text:span><text:span text:style-name="Source_20_Text"><text:span text:style-name="T23">$newThis</text:span></text:span><text:span text:style-name="Source_20_Text"><text:span text:style-name="T19">, </text:span></text:span><text:span text:style-name="Source_20_Text"><text:span text:style-name="T28">object|string|null</text:span></text:span><text:span text:style-name="Source_20_Text"><text:span text:style-name="T19"> </text:span></text:span><text:span text:style-name="Source_20_Text"><text:span text:style-name="T23">$newScope</text:span></text:span><text:span text:style-name="Source_20_Text"><text:span text:style-name="T56"> = "static"</text:span></text:span><text:span text:style-name="Source_20_Text"><text:span text:style-name="T19">): </text:span></text:span><text:span text:style-name="Source_20_Text"><text:span text:style-name="T28">?</text:span></text:span><text:span text:style-name="Source_20_Text"><text:span text:style-name="T23">Closure</text:span></text:span></text:p>
      <text:p text:style-name="P47"/>
      <text:p text:style-name="P58">Example 21:</text:p>
      <text:p text:style-name="P165">&lt;?php</text:p>
      <text:p text:style-name="P177">class Animal {</text:p>
      <text:p text:style-name="P209"><text:s text:c="4"/>public function getClosure() {</text:p>
      <text:p text:style-name="P171"><text:s text:c="8"/>$boundVariable = 'Animal';</text:p>
      <text:p text:style-name="P171"/>
      <text:p text:style-name="P197"><text:s text:c="12"/>return function() use ($boundVariable) {</text:p>
      <text:p text:style-name="P201"><text:s text:c="16"/>echo __<text:span text:style-name="T150">METHOD__ . </text:span>' '<text:span text:style-name="T150"> . </text:span>__CLASS__ . ' ';</text:p>
      <text:p text:style-name="P197"><text:s text:c="16"/>return $this-&gt;nature . ' ' . $boundVariable . <text:span text:style-name="T134">PHP_EOL</text:span>;</text:p>
      <text:p text:style-name="P197"><text:s text:c="12"/>};</text:p>
      <text:p text:style-name="P209"><text:s text:c="4"/>}</text:p>
      <text:p text:style-name="P177">}</text:p>
      <text:p text:style-name="P35"/>
      <table:table table:name="Table2" table:style-name="Table2">
        <table:table-column table:style-name="Table2.A"/>
        <table:table-column table:style-name="Table2.B"/>
        <table:table-row table:style-name="TableLine93872234243408">
          <table:table-cell table:style-name="Table2.A1" office:value-type="string">
            <text:p text:style-name="P184">class Cat extends Animal {<text:tab/></text:p>
            <text:p text:style-name="P179"><text:tab/>protected $nature = 'Awesome';</text:p>
            <text:p text:style-name="P180">}</text:p>
            <text:p text:style-name="P179">class Dog extends Animal{</text:p>
            <text:p text:style-name="P179"><text:tab/>protected $nature = 'Friendly';</text:p>
            <text:p text:style-name="P180">}</text:p>
            <text:p text:style-name="P179">class Bird extends Animal {</text:p>
            <text:p text:style-name="P179"><text:tab/>protected $nature = 'Flyable';</text:p>
            <text:p text:style-name="P181">}</text:p>
            <text:p text:style-name="P48"/>
            <text:p text:style-name="P48"/>
            <text:p text:style-name="P184">$cat = new Cat;</text:p>
            <text:p text:style-name="P179">$catClosure = $cat-&gt;getClosure();</text:p>
            <text:p text:style-name="P179">echo $catClosure();</text:p>
            <text:p text:style-name="P179"/>
            <text:p text:style-name="P179">$dogClosure = $catClosure-&gt;bindTo(new Dog);</text:p>
            <text:p text:style-name="P179">echo $dogClosure();</text:p>
            <text:p text:style-name="P179"/>
            <text:p text:style-name="P189">$birdClosure = Closure::bind($dogClosure, new Bird(), 'Animal');</text:p>
            <text:p text:style-name="P182">echo $birdClosure();</text:p>
            <text:p text:style-name="P184">?&gt;</text:p>
            <text:p text:style-name="P48"/>
            <text:p text:style-name="P80">{closure} Animal Awesome Animal</text:p>
            <text:p text:style-name="P80">{closure} Animal Friendly Animal</text:p>
            <text:p text:style-name="P80">{closure} Animal Flyable Animal</text:p>
          </table:table-cell>
          <table:table-cell table:style-name="Table2.A1" office:value-type="string">
            <text:p text:style-name="P247"><text:s/>Note:</text:p>
            <text:p text:style-name="P247"/>
            <text:p text:style-name="P247">1. The __METHOD__ inside an anonymous function return {closure}.</text:p>
            <text:p text:style-name="P247"/>
            <text:p text:style-name="P247">2. __CLASS__ or self::class always return the parrent class.</text:p>
            <text:p text:style-name="P247"/>
            <text:p text:style-name="P247">It static::class return child class.</text:p>
            <text:p text:style-name="P247"/>
            <text:p text:style-name="P248">3. The <text:span text:style-name="T151">use ($varables) </text:span><text:span text:style-name="T152">is bounded to the method scope of getClosure()</text:span></text:p>
            <text:p text:style-name="P248"/>
            <text:p text:style-name="P249">4. While $this is determent from the current object.</text:p>
          </table:table-cell>
        </table:table-row>
      </table:table>
      <text:p text:style-name="P72"/>
      <text:p text:style-name="P35"/>
      <text:p text:style-name="P54">Note: </text:p>
      <text:p text:style-name="P63"><text:span text:style-name="T138">B</text:span>inding the closure to a different object returns a duplicate of the original, so <text:span text:style-name="T138">it need to be assign to a variable.</text:span></text:p>
      <text:p text:style-name="P35"><text:span text:style-name="T138">T</text:span>he new closure will have the same bound variables and body, but a different bound object and scope.</text:p>
      <text:p text:style-name="P36"><text:soft-page-break/><text:span text:style-name="Source_20_Text"><text:span text:style-name="T3">Self-Executing Closures</text:span></text:span></text:p>
      <text:p text:style-name="P38">You can create self-executing anonymous functions in PHP 7 using syntax very similar to JavaScript:</text:p>
      <text:p text:style-name="P55"><text:span text:style-name="Source_20_Text"><text:span text:style-name="T4">Example 21:</text:span></text:span></text:p>
      <text:p text:style-name="P164">&lt;?php</text:p>
      <text:p text:style-name="P164">(function() {</text:p>
      <text:p text:style-name="P188"><text:span text:style-name="T153">    echo 'Self-executing anonymous function';<text:tab/><text:tab/><text:tab/></text:span><text:span text:style-name="T155">// Self-executing anonymous function</text:span></text:p>
      <text:p text:style-name="P185">    echo $definedInClosure = 'Variable set';<text:tab/><text:tab/><text:tab/><text:span text:style-name="T154">// Variable set</text:span></text:p>
      <text:p text:style-name="P185"><text:s text:c="4"/>var_export(isset($definedInClosure))<text:tab/><text:tab/><text:tab/><text:span text:style-name="T154">// </text:span><text:span text:style-name="T156">true</text:span></text:p>
      <text:p text:style-name="P166">})();</text:p>
      <text:p text:style-name="P183">var_export(isset($definedInClosure))<text:tab/><text:tab/><text:tab/><text:tab/><text:span text:style-name="T154">// </text:span><text:span text:style-name="T156">false</text:span></text:p>
      <text:p text:style-name="P178">?&gt;</text:p>
      <text:p text:style-name="P35"><text:span text:style-name="T62">Note: </text:span><text:span text:style-name="T139">T</text:span>he variable we define inside the closure is not defined outside the scope of the closure.</text:p>
      <text:p text:style-name="P192"/>
      <text:p text:style-name="P194"/>
      <text:p text:style-name="P193"><text:span text:style-name="Source_20_Text"><text:span text:style-name="T74">Callables</text:span></text:span></text:p>
      <text:p text:style-name="P195"><text:span text:style-name="Source_20_Text"><text:span text:style-name="T75">A callable for a function such as</text:span></text:span><text:span text:style-name="Source_20_Text"><text:span text:style-name="T14"> usort() </text:span></text:span><text:span text:style-name="Source_20_Text"><text:span text:style-name="T75">or</text:span></text:span><text:span text:style-name="Source_20_Text"><text:span text:style-name="T14"> call_user_func() </text:span></text:span><text:span text:style-name="Source_20_Text"><text:span text:style-name="T75">can be one of the following:</text:span></text:span></text:p>
      <text:p text:style-name="P56">Example 2<text:span text:style-name="T140">2</text:span>:</text:p>
      <text:p text:style-name="P170">&lt;?php </text:p>
      <text:p text:style-name="P172">function my_callaback_function() {</text:p>
      <text:p text:style-name="P171"><text:s text:c="4"/>echo 'Hello World! &lt;br&gt;';</text:p>
      <text:p text:style-name="P171">}</text:p>
      <text:p text:style-name="P171"/>
      <text:p text:style-name="P171">class MyClass {</text:p>
      <text:p text:style-name="P171"><text:s text:c="4"/>static function myCallbackMethod() {</text:p>
      <text:p text:style-name="P171"><text:s text:c="8"/>echo 'Hello World!&lt;br&gt;';</text:p>
      <text:p text:style-name="P171"><text:s text:c="4"/>}</text:p>
      <text:p text:style-name="P171">}</text:p>
      <text:p text:style-name="P171"/>
      <text:p text:style-name="P198">// An inline anonymous function</text:p>
      <text:p text:style-name="P171">call_user_func(function() {echo 'Hello World!&lt;br&gt;';});</text:p>
      <text:p text:style-name="P171"/>
      <text:p text:style-name="P197">// A lambda or closure variable</text:p>
      <text:p text:style-name="P171">$lambda = function() {echo 'Hello World!&lt;br&gt;';};</text:p>
      <text:p text:style-name="P171">call_user_func($lambda);</text:p>
      <text:p text:style-name="P197"/>
      <text:p text:style-name="P202">// A <text:span text:style-name="T64">string</text:span> denoting a user-defined function <text:span text:style-name="T157">or </text:span>PHP <text:span text:style-name="T157">in-build</text:span> function (not language constructs) </text:p>
      <text:p text:style-name="P171">call_user_func('my_callaback_function');</text:p>
      <text:p text:style-name="P171"/>
      <text:p text:style-name="P199">// An array containing an instance of an object in the first element,</text:p>
      <text:p text:style-name="P199">// and the string name of the function to call in the second element</text:p>
      <text:p text:style-name="P171">$obj = new MyClass;</text:p>
      <text:p text:style-name="P171">call_user_func([$obj, 'myCallbackMethod']);</text:p>
      <text:p text:style-name="P171"/>
      <text:p text:style-name="P199">// An array containing <text:span text:style-name="T140">a </text:span><text:span text:style-name="T64">string</text:span> name of <text:span text:style-name="T140">a class</text:span> in the first element,</text:p>
      <text:p text:style-name="P199">// and the string name of the <text:span text:style-name="T140">method</text:span> to call in the second element</text:p>
      <text:p text:style-name="P171">call_user_func(['MyClass', 'myCallbackMethod']);</text:p>
      <text:p text:style-name="P171"/>
      <text:p text:style-name="P197">//A <text:span text:style-name="T64">string</text:span> containing the name of a static method in a class</text:p>
      <text:p text:style-name="P174">call_user_func('MyClass::myCallbackMethod');</text:p>
      <text:p text:style-name="P169">?&gt;</text:p>
      <text:h text:style-name="P196" text:outline-level="2"><text:soft-page-break/><text:span text:style-name="Source_20_Text"><text:span text:style-name="T74">Nested functions</text:span></text:span></text:h>
      <text:p text:style-name="P57"><text:span text:style-name="Source_20_Text"><text:span text:style-name="T76">Example 2</text:span></text:span><text:span text:style-name="Source_20_Text"><text:span text:style-name="T5">3</text:span></text:span><text:span text:style-name="Source_20_Text"><text:span text:style-name="T76">:</text:span></text:span></text:p>
      <text:p text:style-name="P167">&lt;?php</text:p>
      <text:p text:style-name="P167"/>
      <text:p text:style-name="P168">function parent() {</text:p>
      <text:p text:style-name="P197"><text:s text:c="4"/>// Once the parent has been called, child functions will be available globally.</text:p>
      <text:p text:style-name="P200"><text:s text:c="4"/>// Note that nested functions are re-declared every time a function is called.</text:p>
      <text:p text:style-name="P171"><text:s text:c="4"/>if (!function_exists('child1')) {</text:p>
      <text:p text:style-name="P171"><text:s text:c="8"/>function child1() {</text:p>
      <text:p text:style-name="P171"><text:tab/> <text:s text:c="3"/>echo __FUNCTION__ . 'child<text:span text:style-name="T141">1</text:span>'. '&lt;br&gt;';</text:p>
      <text:p text:style-name="P171"><text:s text:c="8"/>}</text:p>
      <text:p text:style-name="P171"><text:s text:c="4"/>}</text:p>
      <text:p text:style-name="P171"/>
      <text:p text:style-name="P171"/>
      <text:p text:style-name="P197"><text:s text:c="4"/>// You may also use the nested functions inside of the parent.</text:p>
      <text:p text:style-name="P175"><text:span text:style-name="T77"><text:s text:c="4"/>// And also lambda and clouses.</text:span> </text:p>
      <text:p text:style-name="P171"><text:s text:c="4"/>$child2 = function () {</text:p>
      <text:p text:style-name="P171"><text:s text:c="8"/>echo __FUNCTION__ . 'child2' . '&lt;br&gt;';</text:p>
      <text:p text:style-name="P171"><text:s text:c="4"/>};</text:p>
      <text:p text:style-name="P171"><text:s text:c="4"/>$child2();</text:p>
      <text:p text:style-name="P171"/>
      <text:p text:style-name="P171"/>
      <text:p text:style-name="P197"><text:s text:c="4"/>// Anonymous functions, lambda and clouses need to be returned and </text:p>
      <text:p text:style-name="P176"><text:span text:style-name="T77"><text:s text:c="4"/>// assigned to a global variable, to be accessed in th global scope.</text:span> </text:p>
      <text:p text:style-name="P171"><text:s text:c="4"/>return function() {</text:p>
      <text:p text:style-name="P171"><text:s text:c="8"/>echo __FUNCTION__ . 'child3' . '&lt;br&gt;';</text:p>
      <text:p text:style-name="P173"><text:s text:c="4"/>};</text:p>
      <text:p text:style-name="P173">}</text:p>
      <text:p text:style-name="P171"/>
      <text:p text:style-name="P176">parent();</text:p>
      <text:p text:style-name="P176">child1();</text:p>
      <text:p text:style-name="P176">$child3 = parent();</text:p>
      <text:p text:style-name="P176">$child3();</text:p>
      <text:p text:style-name="P171"/>
      <text:p text:style-name="P171">?&gt;</text:p>
      <text:p text:style-name="P82"/>
      <text:p text:style-name="P81">{closure}child2</text:p>
      <text:p text:style-name="P81"><text:s/>child1 <text:s/>child1</text:p>
      <text:p text:style-name="P81">{closure}child2</text:p>
      <text:p text:style-name="P81">{closure}child3</text:p>
      <text:p text:style-name="P76"/>
      <text:p text:style-name="P192"/>
      <text:p text:style-name="P41">_______________________________________________________________________________________________________</text:p>
      <text:p text:style-name="P191"/>
      <text:p text:style-name="P191"/>
      <text:p text:style-name="P191"/>
      <text:p text:style-name="P95">Return by referance OOP https://www.php.net/manual/en/language.references.return.php </text:p>
      <text:p text:style-name="P95">Yeild generators </text:p>
      <text:p text:style-name="P95">overload OOP <text:s/>https://www.geeksforgeeks.org/overloading-in-php/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hilanka" svg:font-family="Chilanka" style:font-pitch="variable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DejaVu Sans Mono" svg:font-family="'DejaVu Sans Mono'" style:font-family-generic="modern" style:font-pitch="fixed"/>
    <style:font-face style:name="Fira Sans" svg:font-family="'Fira Sans', 'Source Sans Pro', Helvetica, Arial, sans-serif"/>
    <style:font-face style:name="Fira code" svg:font-family="'Fira code', MonoLisa, 'Droid Sans Mono', monospace, monospace, 'Droid Sans Fallback'"/>
    <style:font-face style:name="GqdfpyHkgxthGwhhqsUtopiaStd-Regular" svg:font-family="GqdfpyHkgxthGwhhqsUtopiaStd-Regular" style:font-family-generic="roman" style:font-pitch="variable"/>
    <style:font-face style:name="Lato" svg:font-family="Lato" style:font-pitch="variable"/>
    <style:font-face style:name="Lato Light" svg:font-family="'Lato Light'" style:font-family-generic="swiss" style:font-pitch="variable"/>
    <style:font-face style:name="Lato1" svg:font-family="Lato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ource Code Pro" svg:font-family="'Source Code Pro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Normal_20_Table" style:display-name="Normal Table" style:family="paragraph" style:default-outline-level="">
      <style:paragraph-properties fo:margin-top="0in" fo:margin-bottom="0.139in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n" fo:country="GB" style:font-name-asian="Source Code Pro" style:font-family-asian="'Source Code Pro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Mangal" style:font-family-complex="Mangal" style:font-family-generic-complex="system" style:font-pitch-complex="variable" style:font-size-complex="14pt" style:font-weight-complex="bold"/>
    </style:style>
    <style:style style:name="Normal_20__28_Web_29_" style:display-name="Normal (Web)" style:family="paragraph" style:parent-style-name="Standard" style:default-outline-level="">
      <style:paragraph-properties fo:margin-top="0.0693in" fo:margin-bottom="0.0984in" style:contextual-spacing="false"/>
      <style:text-properties fo:font-size="12pt" style:font-size-asian="12pt" style:language-asian="en" style:country-asian="GB" style:font-size-complex="12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ariable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acronym" style:family="text"/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Frame" style:family="graphic">
      <style:graphic-properties text:anchor-type="as-char" svg:y="0in" style:wrap="none" style:vertical-pos="middle" style:vertical-rel="li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701in" fo:page-height="11.6902in" style:num-format="1" style:print-orientation="portrait" fo:margin-top="0.5in" fo:margin-bottom="0.5in" fo:margin-left="0.5in" fo:margin-right="0.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8T17:39:17.187186214</meta:creation-date>
    <dc:date>2021-12-19T13:59:44.790737166</dc:date>
    <meta:editing-duration>PT23H10M27S</meta:editing-duration>
    <meta:editing-cycles>101</meta:editing-cycles>
    <meta:generator>LibreOffice/7.2.3.2$Linux_X86_64 LibreOffice_project/20$Build-2</meta:generator>
    <meta:print-date>2021-11-16T08:06:39.577396680</meta:print-date>
    <meta:document-statistic meta:table-count="2" meta:image-count="0" meta:object-count="0" meta:page-count="12" meta:paragraph-count="416" meta:word-count="2611" meta:character-count="16643" meta:non-whitespace-character-count="13877"/>
  </office:meta>
</office:document-meta>
</file>